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CMBX12" svg:font-family="CMBX12"/>
    <style:font-face style:name="CMBX7" svg:font-family="CMBX7"/>
    <style:font-face style:name="CMEX7" svg:font-family="CMEX7"/>
    <style:font-face style:name="CMMI5" svg:font-family="CMMI5"/>
    <style:font-face style:name="CMMI7" svg:font-family="CMMI7"/>
    <style:font-face style:name="CMR10" svg:font-family="CMR10"/>
    <style:font-face style:name="CMR5" svg:font-family="CMR5"/>
    <style:font-face style:name="CMR7" svg:font-family="CMR7"/>
    <style:font-face style:name="CMSY7" svg:font-family="CMSY7"/>
    <style:font-face style:name="Consolas1" svg:font-family="Consolas, 'Lucida Console', 'Andale Mono', 'Bitstream Vera Sans Mono', 'Courier New', Courier"/>
    <style:font-face style:name="Mangal1" svg:font-family="Mangal"/>
    <style:font-face style:name="NimbusMonL-Bold" svg:font-family="NimbusMonL-Bold"/>
    <style:font-face style:name="NimbusMonL-Regu" svg:font-family="NimbusMonL-Regu"/>
    <style:font-face style:name="monospace" svg:font-family="monospac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transparent"/>
    </style:style>
    <style:style style:name="P2" style:family="paragraph" style:parent-style-name="Standard">
      <style:text-properties fo:font-variant="normal" fo:text-transform="none" style:text-line-through-style="none" style:font-name="Consolas" fo:font-size="9.5pt" fo:font-style="normal" style:text-underline-style="none" fo:font-weight="normal" style:text-blinking="false" fo:background-color="transparent" style:font-size-asian="9.5pt" style:font-size-complex="9.5pt"/>
    </style:style>
    <style:style style:name="P3" style:family="paragraph" style:parent-style-name="Standard">
      <style:text-properties fo:font-variant="normal" fo:text-transform="none" style:text-line-through-style="none" style:font-name="CMR10" fo:font-size="10pt" fo:font-style="normal" style:text-underline-style="none" fo:font-weight="normal" style:text-blinking="false" fo:background-color="transparent" style:font-name-asian="CMR10" style:font-size-asian="10pt" style:font-name-complex="CMR10" style:font-size-complex="10pt"/>
    </style:style>
    <style:style style:name="P4" style:family="paragraph" style:parent-style-name="Standard">
      <style:text-properties style:font-name="Arial" fo:font-size="8pt" style:font-size-asian="8pt" style:font-size-complex="8pt"/>
    </style:style>
    <style:style style:name="P5" style:family="paragraph" style:parent-style-name="Standard">
      <style:paragraph-properties style:text-autospace="none"/>
      <style:text-properties style:font-name="Arial" fo:font-size="8pt" style:font-size-asian="8pt" style:font-size-complex="8pt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Arial" fo:font-size="8pt" style:font-size-asian="8pt" style:font-size-complex="8pt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NimbusMonL-Regu" fo:font-size="7pt" style:font-size-asian="7pt" style:font-size-complex="7pt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NimbusMonL-Regu" fo:font-size="8pt" style:font-name-asian="NimbusMonL-Regu" style:font-size-asian="8pt" style:font-name-complex="NimbusMonL-Regu" style:font-size-complex="8pt"/>
    </style:style>
    <style:style style:name="P9" style:family="paragraph" style:parent-style-name="Standard">
      <style:paragraph-properties style:text-autospace="none"/>
    </style:style>
    <style:style style:name="P10" style:family="paragraph" style:parent-style-name="Standard">
      <style:paragraph-properties fo:orphans="2" fo:widows="2"/>
      <style:text-properties fo:color="#a31515" style:font-name="Consolas" fo:font-size="7pt" style:font-name-asian="Consolas" style:font-size-asian="7pt" style:font-name-complex="Consolas" style:font-size-complex="7pt"/>
    </style:style>
    <style:style style:name="P11" style:family="paragraph" style:parent-style-name="Standard">
      <style:paragraph-properties fo:orphans="2" fo:widows="2"/>
      <style:text-properties fo:color="#a31515" style:font-name="Consolas" fo:font-size="9.5pt" style:font-name-asian="Consolas" style:font-size-asian="9.5pt" style:font-name-complex="Consolas" style:font-size-complex="9.5pt"/>
    </style:style>
    <style:style style:name="P12" style:family="paragraph" style:parent-style-name="Standard">
      <style:paragraph-properties style:text-autospace="none"/>
      <style:text-properties fo:color="#000000" style:font-name="Arial" fo:font-size="8pt" style:font-name-asian="Consolas" style:font-size-asian="8pt" style:font-name-complex="Consolas" style:font-size-complex="8pt"/>
    </style:style>
    <style:style style:name="P13" style:family="paragraph" style:parent-style-name="Standard">
      <style:text-properties fo:color="#000000" style:font-name="Arial" fo:font-size="16pt" style:font-name-asian="Consolas" style:font-size-asian="16pt" style:font-name-complex="Consolas" style:font-size-complex="16pt"/>
    </style:style>
    <style:style style:name="P14" style:family="paragraph" style:parent-style-name="Standard">
      <style:paragraph-properties style:text-autospace="none"/>
      <style:text-properties fo:color="#000000" style:font-name="Arial" fo:font-size="16pt" style:font-name-asian="Consolas" style:font-size-asian="16pt" style:font-name-complex="Consolas" style:font-size-complex="16pt"/>
    </style:style>
    <style:style style:name="P15" style:family="paragraph" style:parent-style-name="Standard">
      <style:paragraph-properties fo:orphans="2" fo:widows="2"/>
      <style:text-properties fo:color="#000000" style:font-name="Arial" fo:font-size="16pt" style:font-name-asian="Consolas" style:font-size-asian="16pt" style:font-name-complex="Consolas" style:font-size-complex="16pt"/>
    </style:style>
    <style:style style:name="P16" style:family="paragraph" style:parent-style-name="Standard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17" style:family="paragraph" style:parent-style-name="Standard">
      <style:paragraph-properties style:text-autospace="none"/>
      <style:text-properties fo:color="#000000" style:font-name="Consolas" fo:font-size="8pt" style:font-name-asian="Consolas" style:font-size-asian="8pt" style:font-name-complex="Consolas" style:font-size-complex="8pt"/>
    </style:style>
    <style:style style:name="P18" style:family="paragraph" style:parent-style-name="Standard">
      <style:paragraph-properties style:text-autospace="none"/>
      <style:text-properties fo:color="#000000" style:font-name="CMBX12" fo:font-size="12pt" style:font-name-asian="CMBX12" style:font-size-asian="12pt" style:font-name-complex="CMBX12" style:font-size-complex="12pt"/>
    </style:style>
    <style:style style:name="P19" style:family="paragraph" style:parent-style-name="Standard">
      <style:paragraph-properties fo:orphans="2" fo:widows="2"/>
      <style:text-properties fo:color="#000000" style:font-name="CMR10" fo:font-size="10pt" style:font-name-asian="CMR10" style:font-size-asian="10pt" style:font-name-complex="CMR10" style:font-size-complex="10pt"/>
    </style:style>
    <style:style style:name="P20" style:family="paragraph" style:parent-style-name="Standard">
      <style:paragraph-properties fo:text-align="start" style:justify-single-word="false" style:text-autospace="none"/>
      <style:text-properties style:font-name="CMR10" fo:font-size="10pt" style:font-name-asian="CMR10" style:font-size-asian="10pt" style:font-name-complex="CMR10" style:font-size-complex="10pt"/>
    </style:style>
    <style:style style:name="P21" style:family="paragraph" style:parent-style-name="Standard">
      <style:paragraph-properties fo:text-align="start" style:justify-single-word="false" style:text-autospace="none"/>
      <style:text-properties style:font-name="CMR10" fo:font-size="8pt" style:font-name-asian="CMR10" style:font-size-asian="8pt" style:font-name-complex="CMR10" style:font-size-complex="8pt"/>
    </style:style>
    <style:style style:name="P22" style:family="paragraph" style:parent-style-name="Standard">
      <style:paragraph-properties fo:text-align="start" style:justify-single-word="false" style:text-autospace="none"/>
      <style:text-properties style:font-name="CMR7" fo:font-size="7pt" style:font-name-asian="CMR7" style:font-size-asian="7pt" style:font-name-complex="CMR7" style:font-size-complex="7pt"/>
    </style:style>
    <style:style style:name="P23" style:family="paragraph" style:parent-style-name="Standard">
      <style:paragraph-properties fo:text-align="start" style:justify-single-word="false" style:text-autospace="none"/>
      <style:text-properties style:font-name="CMR7" fo:font-size="8pt" style:font-name-asian="CMR7" style:font-size-asian="8pt" style:font-name-complex="CMR7" style:font-size-complex="8pt"/>
    </style:style>
    <style:style style:name="P24" style:family="paragraph" style:parent-style-name="Standard">
      <style:paragraph-properties fo:text-align="start" style:justify-single-word="false" style:text-autospace="none"/>
      <style:text-properties style:font-name="CMR5" fo:font-size="5pt" style:font-name-asian="CMR5" style:font-size-asian="5pt" style:font-name-complex="CMR5" style:font-size-complex="5pt"/>
    </style:style>
    <style:style style:name="P25" style:family="paragraph" style:parent-style-name="Standard">
      <style:paragraph-properties fo:text-align="start" style:justify-single-word="false" style:text-autospace="none"/>
      <style:text-properties style:font-name="CMR5" fo:font-size="8pt" style:font-name-asian="CMR5" style:font-size-asian="8pt" style:font-name-complex="CMR5" style:font-size-complex="8pt"/>
    </style:style>
    <style:style style:name="P26" style:family="paragraph" style:parent-style-name="Standard">
      <style:paragraph-properties fo:text-align="start" style:justify-single-word="false" style:text-autospace="none"/>
      <style:text-properties style:font-name="CMBX12" fo:font-size="10pt" style:font-name-asian="CMBX12" style:font-size-asian="10pt" style:font-name-complex="CMBX12" style:font-size-complex="10pt"/>
    </style:style>
    <style:style style:name="P27" style:family="paragraph" style:parent-style-name="Standard">
      <style:paragraph-properties fo:orphans="2" fo:widows="2"/>
      <style:text-properties style:font-name="Consolas" fo:font-size="7pt" style:font-name-asian="Consolas" style:font-size-asian="7pt" style:font-name-complex="Consolas" style:font-size-complex="7pt"/>
    </style:style>
    <style:style style:name="P28" style:family="paragraph" style:parent-style-name="Standard">
      <style:paragraph-properties fo:text-align="start" style:justify-single-word="false" style:text-autospace="none"/>
      <style:text-properties style:font-name="CMEX7" fo:font-size="8pt" style:font-name-asian="CMEX7" style:font-size-asian="8pt" style:font-name-complex="CMEX7" style:font-size-complex="8pt"/>
    </style:style>
    <style:style style:name="P29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30" style:family="paragraph" style:parent-style-name="Standard">
      <style:paragraph-properties style:text-autospace="none"/>
      <style:text-properties fo:color="#008000" style:font-name="Consolas" fo:font-size="9.5pt" style:font-name-asian="Consolas" style:font-size-asian="9.5pt" style:font-name-complex="Consolas" style:font-size-complex="9.5pt"/>
    </style:style>
    <style:style style:name="P31" style:family="paragraph" style:parent-style-name="Text_20_body">
      <style:paragraph-properties fo:margin-left="0in" fo:margin-right="0in" fo:margin-top="0in" fo:margin-bottom="0in" fo:line-height="100%" fo:text-indent="0in" style:auto-text-indent="false" style:writing-mode="lr-tb"/>
      <style:text-properties fo:font-variant="normal" fo:text-transform="none" fo:color="#000000" style:text-line-through-style="none" style:font-name="Arial" fo:font-size="8pt" fo:font-style="normal" style:text-underline-style="none" fo:font-weight="normal" style:text-blinking="false" fo:background-color="transparent" style:font-size-asian="8pt" style:font-size-complex="8pt"/>
    </style:style>
    <style:style style:name="P32" style:family="paragraph" style:parent-style-name="Text_20_body">
      <style:paragraph-properties fo:margin-left="0in" fo:margin-right="0in" fo:margin-top="0in" fo:margin-bottom="0in" fo:line-height="100%" fo:text-indent="0in" style:auto-text-indent="false" style:writing-mode="lr-tb"/>
      <style:text-properties style:font-name="Arial" fo:font-size="8pt" fo:font-weight="normal" style:font-size-asian="8pt" style:font-size-complex="8pt"/>
    </style:style>
    <style:style style:name="P33" style:family="paragraph" style:parent-style-name="Text_20_body">
      <style:paragraph-properties fo:margin-left="0in" fo:margin-right="0in" fo:margin-top="0in" fo:margin-bottom="0in" fo:line-height="100%" fo:text-indent="0in" style:auto-text-indent="false" style:writing-mode="lr-tb"/>
      <style:text-properties style:font-name="Arial" fo:font-size="8pt" style:font-size-asian="8pt" style:font-size-complex="8pt"/>
    </style:style>
    <style:style style:name="P34" style:family="paragraph" style:parent-style-name="Heading_20_3">
      <style:paragraph-properties fo:margin-left="0in" fo:margin-right="0in" fo:margin-top="0in" fo:margin-bottom="0in" fo:line-height="100%" fo:text-indent="0in" style:auto-text-indent="false" style:writing-mode="lr-tb"/>
      <style:text-properties fo:font-variant="normal" fo:text-transform="none" fo:color="#000000" style:text-line-through-style="none" style:font-name="Arial" fo:font-size="8pt" fo:font-style="normal" style:text-underline-style="none" fo:font-weight="normal" style:text-blinking="false" fo:background-color="transparent" style:font-size-asian="8pt" style:font-size-complex="8pt"/>
    </style:style>
    <style:style style:name="P35" style:family="paragraph" style:parent-style-name="Standard">
      <style:paragraph-properties fo:margin-left="0in" fo:margin-right="0in" fo:margin-top="0in" fo:margin-bottom="0in" fo:line-height="100%" fo:text-indent="0in" style:auto-text-indent="false" style:writing-mode="lr-tb"/>
      <style:text-properties style:font-name="Arial" fo:font-size="8pt" fo:font-weight="normal" style:font-size-asian="8pt" style:font-size-complex="8pt"/>
    </style:style>
    <style:style style:name="P36" style:family="paragraph" style:parent-style-name="Standard">
      <style:paragraph-properties fo:margin-left="0in" fo:margin-right="0in" fo:margin-top="0in" fo:margin-bottom="0in" fo:line-height="100%" fo:text-indent="0in" style:auto-text-indent="false" style:writing-mode="lr-tb"/>
      <style:text-properties fo:font-variant="normal" fo:text-transform="none" fo:color="#000000" style:text-line-through-style="none" style:font-name="Arial" fo:font-size="8pt" fo:font-style="normal" style:text-underline-style="none" fo:font-weight="normal" style:text-blinking="false" fo:background-color="transparent" style:font-size-asian="8pt" style:font-size-complex="8pt"/>
    </style:style>
    <style:style style:name="P37" style:family="paragraph" style:parent-style-name="Standard">
      <style:paragraph-properties fo:margin-left="0in" fo:margin-right="0in" fo:margin-top="0in" fo:margin-bottom="0in" fo:line-height="100%" fo:text-indent="0in" style:auto-text-indent="false" style:text-autospace="none" style:writing-mode="lr-tb"/>
      <style:text-properties fo:font-variant="normal" fo:text-transform="none" fo:color="#000000" style:text-line-through-style="none" style:font-name="Arial" fo:font-size="8pt" fo:font-style="normal" style:text-underline-style="none" fo:font-weight="normal" style:text-blinking="false" fo:background-color="transparent" style:font-size-asian="8pt" style:font-size-complex="8pt"/>
    </style:style>
    <style:style style:name="P38" style:family="paragraph" style:parent-style-name="Heading_20_2">
      <style:paragraph-properties fo:margin-left="0in" fo:margin-right="0in" fo:margin-top="0in" fo:margin-bottom="0.0835in" fo:line-height="120%" fo:text-indent="0in" style:auto-text-indent="false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39" style:family="paragraph" style:parent-style-name="Heading_20_2">
      <style:paragraph-properties fo:margin-left="0in" fo:margin-right="0in" fo:margin-top="0in" fo:margin-bottom="0.0835in" fo:line-height="100%" fo:text-indent="0in" style:auto-text-indent="false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40" style:family="paragraph" style:parent-style-name="Heading_20_2">
      <style:paragraph-properties fo:margin-left="0in" fo:margin-right="0in" fo:margin-top="0in" fo:margin-bottom="0.0835in" fo:line-height="100%" fo:orphans="2" fo:widows="2" fo:text-indent="0in" style:auto-text-indent="false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 style:font-name-asian="Consolas" style:font-size-asian="8pt" style:font-name-complex="Consolas" style:font-size-complex="8pt"/>
    </style:style>
    <style:style style:name="P41" style:family="paragraph" style:parent-style-name="Standard">
      <style:paragraph-properties fo:margin-left="0in" fo:margin-right="0in" fo:margin-top="0in" fo:margin-bottom="0.0835in" fo:line-height="100%" fo:text-indent="0in" style:auto-text-indent="false" style:writing-mode="lr-tb"/>
      <style:text-properties fo:font-variant="normal" fo:text-transform="none" fo:color="#000000" style:text-line-through-style="none" style:font-name="Arial" fo:font-size="8pt" fo:font-style="normal" style:text-underline-style="none" fo:font-weight="normal" style:text-blinking="false" fo:background-color="transparent" style:font-name-asian="Consolas" style:font-size-asian="8pt" style:font-name-complex="Consolas" style:font-size-complex="8pt"/>
    </style:style>
    <style:style style:name="P42" style:family="paragraph" style:parent-style-name="Standard">
      <style:paragraph-properties fo:margin-left="0in" fo:margin-right="0in" fo:margin-top="0in" fo:margin-bottom="0.0835in" fo:line-height="100%" fo:orphans="2" fo:widows="2" fo:text-indent="0in" style:auto-text-indent="false" style:writing-mode="lr-tb"/>
      <style:text-properties fo:font-variant="normal" fo:text-transform="none" fo:color="#000000" style:text-line-through-style="none" style:font-name="Arial" fo:font-size="8pt" fo:font-style="normal" style:text-underline-style="none" fo:font-weight="normal" style:text-blinking="false" fo:background-color="transparent" style:font-name-asian="Consolas" style:font-size-asian="8pt" style:font-name-complex="Consolas" style:font-size-complex="8pt"/>
    </style:style>
    <style:style style:name="P43" style:family="paragraph" style:parent-style-name="Standard">
      <style:paragraph-properties fo:margin-left="0in" fo:margin-right="0in" fo:margin-top="0in" fo:margin-bottom="0.0835in" fo:line-height="100%" fo:text-indent="0in" style:auto-text-indent="false" style:writing-mode="lr-tb"/>
      <style:text-properties style:font-name="CMBX7" fo:font-size="10pt" style:font-size-asian="10pt" style:font-size-complex="10pt"/>
    </style:style>
    <style:style style:name="P44" style:family="paragraph" style:parent-style-name="Text_20_body">
      <style:paragraph-properties fo:margin-left="0in" fo:margin-right="0in" fo:margin-top="0in" fo:margin-bottom="0.0835in" fo:line-height="100%" fo:orphans="2" fo:widows="2" fo:text-indent="0in" style:auto-text-indent="false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 style:font-name-asian="Consolas" style:font-size-asian="8pt" style:font-name-complex="Consolas" style:font-size-complex="8pt"/>
    </style:style>
    <style:style style:name="P45" style:family="paragraph" style:parent-style-name="Text_20_body">
      <style:paragraph-properties fo:margin-left="0in" fo:margin-right="0in" fo:margin-top="0in" fo:margin-bottom="0.0835in" fo:line-height="120%" fo:text-indent="0in" style:auto-text-indent="false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46" style:family="paragraph" style:parent-style-name="Text_20_body">
      <style:paragraph-properties fo:margin-left="0in" fo:margin-right="0in" fo:margin-top="0in" fo:margin-bottom="0.0835in" fo:line-height="100%" fo:orphans="2" fo:widows="2" fo:text-indent="0in" style:auto-text-indent="false" style:writing-mode="lr-tb"/>
      <style:text-properties fo:font-variant="normal" fo:text-transform="none" fo:color="#000000" style:text-line-through-style="none" style:font-name="Consolas" fo:font-size="9.5pt" fo:font-style="normal" style:text-underline-style="none" fo:font-weight="normal" style:text-blinking="false" fo:background-color="transparent" style:font-name-asian="Consolas" style:font-size-asian="9.5pt" style:font-name-complex="Consolas" style:font-size-complex="9.5pt"/>
    </style:style>
    <style:style style:name="P47" style:family="paragraph" style:parent-style-name="Heading_20_3" style:master-page-name="">
      <style:paragraph-properties fo:margin-left="0in" fo:margin-right="-0.0626in" fo:margin-top="0in" fo:margin-bottom="0in" fo:line-height="100%" fo:text-indent="0in" style:auto-text-indent="false" style:page-number="auto" fo:keep-with-next="always" style:writing-mode="lr-tb"/>
      <style:text-properties fo:font-variant="normal" fo:text-transform="none" fo:color="#000000" style:text-line-through-style="none" style:font-name="Arial" fo:font-size="8pt" fo:font-style="normal" style:text-underline-style="none" fo:font-weight="normal" style:text-blinking="false" fo:background-color="transparent" style:font-size-asian="8pt" style:font-size-complex="8pt"/>
    </style:style>
    <style:style style:name="P48" style:family="paragraph" style:parent-style-name="Text_20_body">
      <style:paragraph-properties fo:line-height="100%"/>
      <style:text-properties style:font-name="Arial" fo:font-size="8pt" style:font-size-asian="8pt" style:font-size-complex="8pt"/>
    </style:style>
    <style:style style:name="P49" style:family="paragraph" style:parent-style-name="Text_20_body">
      <style:paragraph-properties fo:margin-top="0in" fo:margin-bottom="0in" fo:line-height="100%" style:writing-mode="lr-tb"/>
      <style:text-properties fo:font-variant="normal" fo:text-transform="none" fo:color="#000000" style:text-line-through-style="none" style:font-name="Arial" fo:font-size="8pt" fo:font-style="normal" style:text-underline-style="none" fo:font-weight="normal" style:text-blinking="false" fo:background-color="transparent" style:font-size-asian="8pt" style:font-size-complex="8pt"/>
    </style:style>
    <style:style style:name="P50" style:family="paragraph" style:parent-style-name="Text_20_body">
      <style:paragraph-properties fo:margin-top="0in" fo:margin-bottom="0in" fo:line-height="100%" style:writing-mode="lr-tb"/>
      <style:text-properties style:font-name="Arial" fo:font-size="8pt" fo:font-weight="normal" style:font-size-asian="8pt" style:font-size-complex="8pt"/>
    </style:style>
    <style:style style:name="P51" style:family="paragraph" style:parent-style-name="Text_20_body">
      <style:paragraph-properties fo:margin-top="0in" fo:margin-bottom="0in" fo:line-height="100%" style:writing-mode="lr-tb"/>
    </style:style>
    <style:style style:name="P52" style:family="paragraph" style:parent-style-name="Standard">
      <style:paragraph-properties fo:margin-top="0in" fo:margin-bottom="0in" fo:line-height="100%" style:writing-mode="lr-tb"/>
      <style:text-properties fo:font-variant="normal" fo:text-transform="none" fo:color="#000000" style:text-line-through-style="none" style:font-name="CMR10" fo:font-size="16pt" fo:font-style="normal" style:text-underline-style="none" fo:font-weight="normal" style:text-blinking="false" fo:background-color="transparent" style:font-name-asian="CMR10" style:font-size-asian="16pt" style:font-name-complex="CMR10" style:font-size-complex="16pt"/>
    </style:style>
    <style:style style:name="P53" style:family="paragraph" style:parent-style-name="Preformatted_20_Text">
      <style:paragraph-properties fo:margin-top="0in" fo:margin-bottom="0in" fo:orphans="2" fo:widows="2" fo:padding="0in" fo:border="none"/>
    </style:style>
    <style:style style:name="P54" style:family="paragraph" style:parent-style-name="Preformatted_20_Text">
      <style:paragraph-properties fo:margin-top="0in" fo:margin-bottom="0in" fo:orphans="2" fo:widows="2" fo:padding="0in" fo:border="none"/>
      <style:text-properties fo:font-size="8pt" style:font-size-asian="8pt" style:font-size-complex="8pt"/>
    </style:style>
    <style:style style:name="P55" style:family="paragraph" style:parent-style-name="Preformatted_20_Text">
      <style:paragraph-properties style:text-autospace="none"/>
      <style:text-properties fo:color="#000000" style:font-name="Arial" fo:font-size="8pt" style:font-name-asian="Consolas" style:font-size-asian="8pt" style:font-name-complex="Consolas" style:font-size-complex="8pt"/>
    </style:style>
    <style:style style:name="P56" style:family="paragraph" style:parent-style-name="Preformatted_20_Text">
      <style:paragraph-properties style:text-autospace="none"/>
    </style:style>
    <style:style style:name="P57" style:family="paragraph" style:parent-style-name="Preformatted_20_Text">
      <style:paragraph-properties style:text-autospace="none"/>
      <style:text-properties fo:font-size="16pt" style:font-size-asian="16pt" style:font-size-complex="16pt"/>
    </style:style>
    <style:style style:name="P58" style:family="paragraph" style:parent-style-name="Heading_20_2" style:master-page-name="p1">
      <style:paragraph-properties fo:margin-left="0in" fo:margin-right="0in" fo:margin-top="0in" fo:margin-bottom="0.0835in" fo:line-height="120%" fo:text-indent="0in" style:auto-text-indent="false" style:page-number="auto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59" style:family="paragraph" style:parent-style-name="Heading_20_2" style:master-page-name="p2">
      <style:paragraph-properties fo:margin-left="0in" fo:margin-right="0in" fo:margin-top="0in" fo:margin-bottom="0.0835in" fo:line-height="100%" fo:text-indent="0in" style:auto-text-indent="false" style:page-number="auto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 style:font-size-asian="8pt" style:font-size-complex="8pt"/>
    </style:style>
    <style:style style:name="P60" style:family="paragraph" style:parent-style-name="Standard">
      <style:paragraph-properties fo:orphans="2" fo:widows="2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61" style:family="paragraph" style:parent-style-name="Standard" style:master-page-name="p3">
      <style:paragraph-properties fo:orphans="2" fo:widows="2" style:page-number="auto"/>
      <style:text-properties fo:color="#a31515" style:font-name="Consolas" fo:font-size="7pt" style:font-name-asian="Consolas" style:font-size-asian="7pt" style:font-name-complex="Consolas" style:font-size-complex="7pt"/>
    </style:style>
    <style:style style:name="P62" style:family="paragraph" style:parent-style-name="Standard" style:master-page-name="p4">
      <style:paragraph-properties fo:orphans="2" fo:widows="2" style:page-number="auto"/>
      <style:text-properties fo:color="#a31515" style:font-name="Consolas" fo:font-size="7pt" style:font-name-asian="Consolas" style:font-size-asian="7pt" style:font-name-complex="Consolas" style:font-size-complex="7pt"/>
    </style:style>
    <style:style style:name="P63" style:family="paragraph" style:parent-style-name="Standard" style:master-page-name="p6">
      <style:paragraph-properties fo:orphans="2" fo:widows="2" style:page-number="auto"/>
      <style:text-properties fo:color="#a31515" style:font-name="Consolas" fo:font-size="7pt" style:font-name-asian="Consolas" style:font-size-asian="7pt" style:font-name-complex="Consolas" style:font-size-complex="7pt"/>
    </style:style>
    <style:style style:name="P64" style:family="paragraph" style:parent-style-name="Standard" style:master-page-name="p7">
      <style:paragraph-properties fo:orphans="2" fo:widows="2" style:page-number="auto"/>
      <style:text-properties fo:color="#a31515" style:font-name="Consolas" fo:font-size="7pt" style:font-name-asian="Consolas" style:font-size-asian="7pt" style:font-name-complex="Consolas" style:font-size-complex="7pt"/>
    </style:style>
    <style:style style:name="P65" style:family="paragraph" style:parent-style-name="Standard" style:master-page-name="p8">
      <style:paragraph-properties fo:orphans="2" fo:widows="2" style:page-number="auto"/>
      <style:text-properties fo:color="#a31515" style:font-name="Consolas" fo:font-size="7pt" style:font-name-asian="Consolas" style:font-size-asian="7pt" style:font-name-complex="Consolas" style:font-size-complex="7pt"/>
    </style:style>
    <style:style style:name="P66" style:family="paragraph" style:parent-style-name="Standard" style:master-page-name="p9">
      <style:paragraph-properties fo:orphans="2" fo:widows="2" style:page-number="auto"/>
      <style:text-properties fo:color="#a31515" style:font-name="Consolas" fo:font-size="7pt" style:font-name-asian="Consolas" style:font-size-asian="7pt" style:font-name-complex="Consolas" style:font-size-complex="7pt"/>
    </style:style>
    <style:style style:name="P67" style:family="paragraph" style:parent-style-name="Standard" style:master-page-name="p10">
      <style:paragraph-properties fo:orphans="2" fo:widows="2" style:page-number="auto"/>
      <style:text-properties fo:color="#a31515" style:font-name="Consolas" fo:font-size="7pt" style:font-name-asian="Consolas" style:font-size-asian="7pt" style:font-name-complex="Consolas" style:font-size-complex="7pt"/>
    </style:style>
    <style:style style:name="P68" style:family="paragraph" style:parent-style-name="Standard" style:master-page-name="p11">
      <style:paragraph-properties fo:orphans="2" fo:widows="2" style:page-number="auto"/>
      <style:text-properties fo:color="#a31515" style:font-name="Consolas" fo:font-size="7pt" style:font-name-asian="Consolas" style:font-size-asian="7pt" style:font-name-complex="Consolas" style:font-size-complex="7pt"/>
    </style:style>
    <style:style style:name="P69" style:family="paragraph" style:parent-style-name="Standard" style:master-page-name="p12">
      <style:paragraph-properties fo:orphans="2" fo:widows="2" style:page-number="auto"/>
      <style:text-properties fo:color="#a31515" style:font-name="Consolas" fo:font-size="7pt" style:font-name-asian="Consolas" style:font-size-asian="7pt" style:font-name-complex="Consolas" style:font-size-complex="7pt"/>
    </style:style>
    <style:style style:name="P70" style:family="paragraph" style:parent-style-name="Standard" style:master-page-name="p13">
      <style:paragraph-properties fo:orphans="2" fo:widows="2" style:page-number="auto"/>
      <style:text-properties fo:color="#a31515" style:font-name="Consolas" fo:font-size="7pt" style:font-name-asian="Consolas" style:font-size-asian="7pt" style:font-name-complex="Consolas" style:font-size-complex="7pt"/>
    </style:style>
    <style:style style:name="P71" style:family="paragraph" style:parent-style-name="Standard" style:master-page-name="p14">
      <style:paragraph-properties fo:orphans="2" fo:widows="2" style:page-number="auto"/>
      <style:text-properties fo:color="#a31515" style:font-name="Consolas" fo:font-size="7pt" style:font-name-asian="Consolas" style:font-size-asian="7pt" style:font-name-complex="Consolas" style:font-size-complex="7pt"/>
    </style:style>
    <style:style style:name="P72" style:family="paragraph" style:parent-style-name="Standard" style:master-page-name="p15">
      <style:paragraph-properties fo:orphans="2" fo:widows="2" style:page-number="auto"/>
      <style:text-properties fo:color="#a31515" style:font-name="Consolas" fo:font-size="7pt" style:font-name-asian="Consolas" style:font-size-asian="7pt" style:font-name-complex="Consolas" style:font-size-complex="7pt"/>
    </style:style>
    <style:style style:name="P73" style:family="paragraph" style:parent-style-name="Standard" style:master-page-name="p16">
      <style:paragraph-properties fo:orphans="2" fo:widows="2" style:page-number="auto"/>
      <style:text-properties fo:color="#a31515" style:font-name="Consolas" fo:font-size="7pt" style:font-name-asian="Consolas" style:font-size-asian="7pt" style:font-name-complex="Consolas" style:font-size-complex="7pt"/>
    </style:style>
    <style:style style:name="P74" style:family="paragraph" style:parent-style-name="Standard" style:master-page-name="p17">
      <style:paragraph-properties fo:orphans="2" fo:widows="2" style:page-number="auto"/>
      <style:text-properties fo:color="#a31515" style:font-name="Consolas" fo:font-size="7pt" style:font-name-asian="Consolas" style:font-size-asian="7pt" style:font-name-complex="Consolas" style:font-size-complex="7pt"/>
    </style:style>
    <style:style style:name="P75" style:family="paragraph" style:parent-style-name="Standard" style:master-page-name="p18">
      <style:paragraph-properties fo:orphans="2" fo:widows="2" style:page-number="auto"/>
      <style:text-properties fo:color="#a31515" style:font-name="Consolas" fo:font-size="7pt" style:font-name-asian="Consolas" style:font-size-asian="7pt" style:font-name-complex="Consolas" style:font-size-complex="7pt"/>
    </style:style>
    <style:style style:name="P76" style:family="paragraph" style:parent-style-name="Standard" style:master-page-name="p19">
      <style:paragraph-properties fo:orphans="2" fo:widows="2" style:page-number="auto"/>
      <style:text-properties fo:color="#a31515" style:font-name="Consolas" fo:font-size="7pt" style:font-name-asian="Consolas" style:font-size-asian="7pt" style:font-name-complex="Consolas" style:font-size-complex="7pt"/>
    </style:style>
    <style:style style:name="P77" style:family="paragraph" style:parent-style-name="Standard" style:master-page-name="p20">
      <style:paragraph-properties fo:orphans="2" fo:widows="2" style:page-number="auto"/>
      <style:text-properties fo:color="#a31515" style:font-name="Consolas" fo:font-size="7pt" style:font-name-asian="Consolas" style:font-size-asian="7pt" style:font-name-complex="Consolas" style:font-size-complex="7pt"/>
    </style:style>
    <style:style style:name="T1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3" style:family="text">
      <style:text-properties fo:font-variant="normal" fo:text-transform="none" fo:color="#000000" style:text-line-through-style="none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tyle="normal" style:text-underline-style="none" style:text-blinking="false" fo:background-color="transparent" style:font-name-asian="Consolas" style:font-name-complex="Consolas"/>
    </style:style>
    <style:style style:name="T5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Consolas" style:font-weight-asian="bold" style:font-name-complex="Consolas" style:font-weight-complex="bold"/>
    </style:style>
    <style:style style:name="T7" style:family="text">
      <style:text-properties fo:font-variant="normal" fo:text-transform="none" fo:color="#000000" style:text-line-through-style="none" style:font-name="Arial" fo:font-size="8pt" style:text-underline-style="none" fo:font-weight="normal" style:text-blinking="false" fo:background-color="transparent" style:font-size-asian="8pt" style:font-size-complex="8pt"/>
    </style:style>
    <style:style style:name="T8" style:family="text">
      <style:text-properties fo:font-variant="normal" fo:text-transform="none" fo:color="#000000" style:text-line-through-style="none" style:font-name="Arial" fo:font-size="8pt" fo:font-style="normal" style:text-underline-style="none" fo:font-weight="normal" style:text-blinking="false" fo:background-color="transparent" style:font-size-asian="8pt" style:font-size-complex="8pt"/>
    </style:style>
    <style:style style:name="T9" style:family="text">
      <style:text-properties fo:font-variant="normal" fo:text-transform="none" fo:color="#000000" style:text-line-through-style="none" style:font-name="Arial" fo:font-size="8pt" fo:font-style="normal" style:text-underline-style="none" fo:font-weight="normal" style:text-blinking="false" fo:background-color="transparent" style:font-name-asian="Consolas" style:font-size-asian="8pt" style:font-name-complex="Consolas" style:font-size-complex="8pt"/>
    </style:style>
    <style:style style:name="T10" style:family="text">
      <style:text-properties fo:font-variant="normal" fo:text-transform="none" fo:color="#000000" style:text-line-through-style="none" fo:font-size="7pt" fo:font-style="normal" style:text-underline-style="none" fo:font-weight="normal" style:text-blinking="false" fo:background-color="transparent" style:font-name-asian="CMBX7" style:font-size-asian="7pt" style:font-name-complex="CMBX7" style:font-size-complex="7pt"/>
    </style:style>
    <style:style style:name="T11" style:family="text">
      <style:text-properties fo:font-variant="normal" fo:text-transform="none" fo:color="#000000" style:text-line-through-style="none" style:font-name="NimbusMonL-Regu" fo:font-size="7pt" fo:font-style="normal" style:text-underline-style="none" fo:font-weight="normal" style:text-blinking="false" fo:background-color="transparent" style:font-name-asian="NimbusMonL-Regu" style:font-size-asian="7pt" style:font-name-complex="NimbusMonL-Regu" style:font-size-complex="7pt"/>
    </style:style>
    <style:style style:name="T12" style:family="text">
      <style:text-properties fo:font-variant="normal" fo:text-transform="none" fo:color="#000000" style:text-line-through-style="none" style:font-name="CMSY7" fo:font-size="7pt" fo:font-style="normal" style:text-underline-style="none" fo:font-weight="normal" style:text-blinking="false" fo:background-color="transparent" style:font-name-asian="CMSY7" style:font-size-asian="7pt" style:font-name-complex="CMSY7" style:font-size-complex="7pt"/>
    </style:style>
    <style:style style:name="T13" style:family="text">
      <style:text-properties fo:font-variant="normal" fo:text-transform="none" fo:color="#000000" style:text-line-through-style="none" style:font-name="Consolas" fo:font-style="normal" style:text-underline-style="none" style:text-blinking="false" fo:background-color="transparent" style:font-name-asian="Consolas" style:font-name-complex="Consolas"/>
    </style:style>
    <style:style style:name="T14" style:family="text">
      <style:text-properties fo:font-variant="normal" fo:text-transform="none" fo:color="#000000" style:font-name="Consolas1" fo:font-size="8pt" fo:letter-spacing="normal" fo:font-style="normal" fo:font-weight="normal" style:font-size-asian="8pt" style:font-size-complex="8pt"/>
    </style:style>
    <style:style style:name="T15" style:family="text">
      <style:text-properties fo:font-variant="normal" fo:text-transform="none" fo:color="#000000" fo:font-size="8pt" fo:letter-spacing="normal" style:font-size-asian="8pt" style:font-size-complex="8pt"/>
    </style:style>
    <style:style style:name="T16" style:family="text">
      <style:text-properties fo:font-variant="normal" fo:text-transform="none" fo:color="#000000" style:font-name="Arial" fo:font-size="8pt" fo:letter-spacing="normal" fo:font-style="normal" fo:font-weight="normal" style:font-size-asian="8pt" style:font-size-complex="8pt"/>
    </style:style>
    <style:style style:name="T17" style:family="text">
      <style:text-properties fo:font-variant="normal" fo:text-transform="none" fo:color="#0000ff" style:text-line-through-style="none" fo:font-style="normal" style:text-underline-style="none" style:text-blinking="false" fo:background-color="transparent"/>
    </style:style>
    <style:style style:name="T18" style:family="text">
      <style:text-properties fo:font-variant="normal" fo:text-transform="none" fo:color="#0000ff" style:text-line-through-style="none" fo:font-style="normal" style:text-underline-style="none" style:text-blinking="false" fo:background-color="transparent" style:font-name-asian="Consolas" style:font-name-complex="Consolas"/>
    </style:style>
    <style:style style:name="T19" style:family="text">
      <style:text-properties fo:font-variant="normal" fo:text-transform="none" fo:color="#0000ff" style:text-line-through-style="none" fo:font-style="normal" style:text-underline-style="none" fo:font-weight="normal" style:text-blinking="false" fo:background-color="transparent"/>
    </style:style>
    <style:style style:name="T20" style:family="text">
      <style:text-properties fo:font-variant="normal" fo:text-transform="none" fo:color="#0000ff" style:text-line-through-style="none" fo:font-style="normal" style:text-underline-style="none" fo:font-weight="normal" style:text-blinking="false" fo:background-color="transparent" style:font-name-asian="Consolas" style:font-weight-asian="bold" style:font-name-complex="Consolas" style:font-weight-complex="bold"/>
    </style:style>
    <style:style style:name="T21" style:family="text">
      <style:text-properties fo:font-variant="normal" fo:text-transform="none" fo:color="#0000ff" style:text-line-through-style="none" style:font-name="Arial" fo:font-size="8pt" fo:font-style="normal" style:text-underline-style="none" fo:font-weight="normal" style:text-blinking="false" fo:background-color="transparent" style:font-size-asian="8pt" style:font-size-complex="8pt"/>
    </style:style>
    <style:style style:name="T22" style:family="text">
      <style:text-properties fo:font-variant="normal" fo:text-transform="none" fo:color="#2b91af" style:text-line-through-style="none" fo:font-style="normal" style:text-underline-style="none" style:text-blinking="false" fo:background-color="transparent"/>
    </style:style>
    <style:style style:name="T23" style:family="text">
      <style:text-properties fo:font-variant="normal" fo:text-transform="none" fo:color="#2b91af" style:text-line-through-style="none" fo:font-style="normal" style:text-underline-style="none" style:text-blinking="false" fo:background-color="transparent" style:font-name-asian="Consolas" style:font-name-complex="Consolas"/>
    </style:style>
    <style:style style:name="T24" style:family="text">
      <style:text-properties fo:font-variant="normal" fo:text-transform="none" fo:color="#2b91af" style:text-line-through-style="none" style:font-name="Arial" fo:font-size="8pt" fo:font-style="normal" style:text-underline-style="none" fo:font-weight="normal" style:text-blinking="false" fo:background-color="transparent" style:font-size-asian="8pt" style:font-size-complex="8pt"/>
    </style:style>
    <style:style style:name="T25" style:family="text">
      <style:text-properties fo:font-variant="normal" fo:text-transform="none" fo:color="#2b91af" style:text-line-through-style="none" style:font-name="Arial" fo:font-size="8pt" fo:font-style="normal" style:text-underline-style="none" fo:font-weight="normal" style:text-blinking="false" fo:background-color="transparent" style:font-name-asian="Consolas" style:font-size-asian="8pt" style:font-name-complex="Consolas" style:font-size-complex="8pt"/>
    </style:style>
    <style:style style:name="T26" style:family="text">
      <style:text-properties fo:font-variant="normal" fo:text-transform="none" fo:color="#008000" style:text-line-through-style="none" fo:font-style="normal" style:text-underline-style="none" style:text-blinking="false" fo:background-color="transparent"/>
    </style:style>
    <style:style style:name="T27" style:family="text">
      <style:text-properties fo:font-variant="normal" fo:text-transform="none" fo:color="#008000" style:text-line-through-style="none" fo:font-style="normal" style:text-underline-style="none" style:text-blinking="false" fo:background-color="transparent" style:font-name-asian="Consolas" style:font-name-complex="Consolas"/>
    </style:style>
    <style:style style:name="T28" style:family="text">
      <style:text-properties fo:font-variant="normal" fo:text-transform="none" fo:color="#008000" style:text-line-through-style="none" fo:font-style="normal" style:text-underline-style="none" fo:font-weight="normal" style:text-blinking="false" fo:background-color="transparent"/>
    </style:style>
    <style:style style:name="T29" style:family="text">
      <style:text-properties fo:font-variant="normal" fo:text-transform="none" fo:color="#008000" style:text-line-through-style="none" fo:font-style="normal" style:text-underline-style="none" fo:font-weight="normal" style:text-blinking="false" fo:background-color="transparent" style:font-name-asian="Consolas" style:font-weight-asian="bold" style:font-name-complex="Consolas" style:font-weight-complex="bold"/>
    </style:style>
    <style:style style:name="T30" style:family="text">
      <style:text-properties fo:font-variant="normal" fo:text-transform="none" fo:color="#808080" style:text-line-through-style="none" fo:font-style="normal" style:text-underline-style="none" style:text-blinking="false" fo:background-color="transparent"/>
    </style:style>
    <style:style style:name="T31" style:family="text">
      <style:text-properties fo:font-variant="normal" fo:text-transform="none" fo:color="#808080" style:text-line-through-style="none" fo:font-style="normal" style:text-underline-style="none" fo:font-weight="normal" style:text-blinking="false" fo:background-color="transparent"/>
    </style:style>
    <style:style style:name="T32" style:family="text">
      <style:text-properties fo:font-variant="normal" fo:text-transform="none" fo:color="#808080" style:text-line-through-style="none" style:font-name="Arial" fo:font-size="8pt" fo:font-style="normal" style:text-underline-style="none" fo:font-weight="normal" style:text-blinking="false" fo:background-color="transparent" style:font-size-asian="8pt" style:font-size-complex="8pt"/>
    </style:style>
    <style:style style:name="T33" style:family="text">
      <style:text-properties fo:font-variant="normal" fo:text-transform="none" fo:color="#008080" style:text-line-through-style="none" fo:font-style="normal" style:text-underline-style="none" style:text-blinking="false" fo:background-color="transparent"/>
    </style:style>
    <style:style style:name="T34" style:family="text">
      <style:text-properties fo:font-variant="normal" fo:text-transform="none" fo:color="#6f008a" style:text-line-through-style="none" style:font-name="Arial" fo:font-size="8pt" fo:font-style="normal" style:text-underline-style="none" fo:font-weight="normal" style:text-blinking="false" fo:background-color="transparent" style:font-name-asian="Consolas" style:font-size-asian="8pt" style:font-name-complex="Consolas" style:font-size-complex="8pt"/>
    </style:style>
    <style:style style:name="T35" style:family="text">
      <style:text-properties fo:font-variant="normal" fo:text-transform="none" fo:color="#666600" style:font-name="Consolas1" fo:font-size="8pt" fo:letter-spacing="normal" fo:font-style="normal" fo:font-weight="normal" style:font-size-asian="8pt" style:font-size-complex="8pt"/>
    </style:style>
    <style:style style:name="T36" style:family="text">
      <style:text-properties fo:font-variant="normal" fo:text-transform="none" fo:color="#666600" style:font-name="Arial" fo:letter-spacing="normal" fo:font-style="normal" fo:font-weight="normal"/>
    </style:style>
    <style:style style:name="T37" style:family="text">
      <style:text-properties fo:font-variant="normal" fo:text-transform="none" fo:color="#666600" style:font-name="Arial" fo:font-size="8pt" fo:letter-spacing="normal" fo:font-style="normal" fo:font-weight="normal" style:font-size-asian="8pt" style:font-size-complex="8pt"/>
    </style:style>
    <style:style style:name="T38" style:family="text">
      <style:text-properties fo:font-variant="normal" fo:text-transform="none" fo:color="#666600" style:font-name="monospace" fo:letter-spacing="normal" fo:font-style="normal" fo:font-weight="normal"/>
    </style:style>
    <style:style style:name="T39" style:family="text">
      <style:text-properties fo:font-variant="normal" fo:text-transform="none" fo:color="#880000" style:font-name="Arial" fo:font-size="8pt" fo:letter-spacing="normal" fo:font-style="normal" fo:font-weight="bold" style:font-size-asian="8pt" style:font-size-complex="8pt"/>
    </style:style>
    <style:style style:name="T40" style:family="text">
      <style:text-properties fo:font-variant="normal" fo:text-transform="none" style:font-name="Arial" fo:letter-spacing="normal" fo:font-style="normal" fo:font-weight="normal"/>
    </style:style>
    <style:style style:name="T41" style:family="text">
      <style:text-properties fo:font-variant="normal" fo:text-transform="none" fo:color="#000088" style:font-name="Consolas1" fo:font-size="8pt" fo:letter-spacing="normal" fo:font-style="normal" fo:font-weight="bold" style:font-size-asian="8pt" style:font-size-complex="8pt"/>
    </style:style>
    <style:style style:name="T42" style:family="text">
      <style:text-properties fo:font-variant="normal" fo:text-transform="none" fo:color="#006666" style:font-name="Consolas1" fo:font-size="8pt" fo:letter-spacing="normal" fo:font-style="normal" fo:font-weight="normal" style:font-size-asian="8pt" style:font-size-complex="8pt"/>
    </style:style>
    <style:style style:name="T43" style:family="text">
      <style:text-properties fo:font-variant="normal" fo:text-transform="none" fo:color="#006666" style:font-name="monospace" fo:letter-spacing="normal" fo:font-style="normal" fo:font-weight="normal"/>
    </style:style>
    <style:style style:name="T44" style:family="text">
      <style:text-properties fo:font-variant="normal" fo:text-transform="none" style:font-name="monospace" fo:font-size="9.75pt" fo:letter-spacing="normal" fo:font-style="normal" fo:font-weight="normal"/>
    </style:style>
    <style:style style:name="T45" style:family="text">
      <style:text-properties fo:font-variant="normal" fo:text-transform="none" style:font-name="monospace" fo:letter-spacing="normal" fo:font-style="normal" fo:font-weight="normal"/>
    </style:style>
    <style:style style:name="T46" style:family="text">
      <style:text-properties fo:color="#000000" style:font-name-asian="Consolas" style:font-name-complex="Consolas"/>
    </style:style>
    <style:style style:name="T47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48" style:family="text">
      <style:text-properties fo:color="#000000" style:font-name="Consolas" style:font-name-asian="Consolas" style:font-name-complex="Consolas"/>
    </style:style>
    <style:style style:name="T49" style:family="text">
      <style:text-properties fo:color="#000000" fo:font-size="9.5pt" style:font-size-asian="9.5pt" style:font-size-complex="9.5pt"/>
    </style:style>
    <style:style style:name="T50" style:family="text">
      <style:text-properties fo:color="#0000ff" style:font-name-asian="Consolas" style:font-name-complex="Consolas"/>
    </style:style>
    <style:style style:name="T51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52" style:family="text">
      <style:text-properties fo:color="#0000ff" style:font-name="Consolas" style:font-name-asian="Consolas" style:font-name-complex="Consolas"/>
    </style:style>
    <style:style style:name="T53" style:family="text">
      <style:text-properties fo:color="#2b91af" style:font-name-asian="Consolas" style:font-name-complex="Consolas"/>
    </style:style>
    <style:style style:name="T54" style:family="text">
      <style:text-properties fo:color="#2b91af" style:font-name="Consolas" fo:font-size="9.5pt" style:font-name-asian="Consolas" style:font-size-asian="9.5pt" style:font-name-complex="Consolas" style:font-size-complex="9.5pt"/>
    </style:style>
    <style:style style:name="T55" style:family="text">
      <style:text-properties fo:color="#808080" style:font-name-asian="Consolas" style:font-name-complex="Consolas"/>
    </style:style>
    <style:style style:name="T56" style:family="text">
      <style:text-properties fo:color="#808080" style:font-name="Consolas" fo:font-size="9.5pt" style:font-name-asian="Consolas" style:font-size-asian="9.5pt" style:font-name-complex="Consolas" style:font-size-complex="9.5pt"/>
    </style:style>
    <style:style style:name="T57" style:family="text">
      <style:text-properties fo:color="#808080" style:font-name="Consolas" style:font-name-asian="Consolas" style:font-name-complex="Consolas"/>
    </style:style>
    <style:style style:name="T58" style:family="text">
      <style:text-properties fo:color="#808080" fo:font-size="9.5pt" style:font-size-asian="9.5pt" style:font-size-complex="9.5pt"/>
    </style:style>
    <style:style style:name="T59" style:family="text">
      <style:text-properties fo:color="#008080" style:font-name-asian="Consolas" style:font-name-complex="Consolas"/>
    </style:style>
    <style:style style:name="T60" style:family="text">
      <style:text-properties fo:color="#008080" style:font-name="Consolas" fo:font-size="9.5pt" style:font-name-asian="Consolas" style:font-size-asian="9.5pt" style:font-name-complex="Consolas" style:font-size-complex="9.5pt"/>
    </style:style>
    <style:style style:name="T61" style:family="text">
      <style:text-properties fo:color="#008080" style:font-name="Consolas" fo:font-size="9.5pt" style:font-size-asian="9.5pt" style:font-size-complex="9.5pt"/>
    </style:style>
    <style:style style:name="T62" style:family="text">
      <style:text-properties fo:color="#008080" style:font-name="Consolas" style:font-name-asian="Consolas" style:font-name-complex="Consolas"/>
    </style:style>
    <style:style style:name="T63" style:family="text">
      <style:text-properties fo:color="#6f008a"/>
    </style:style>
    <style:style style:name="T64" style:family="text">
      <style:text-properties fo:color="#6f008a" style:font-name-asian="Consolas" style:font-name-complex="Consolas"/>
    </style:style>
    <style:style style:name="T65" style:family="text">
      <style:text-properties fo:color="#6f008a" style:font-name="Consolas" fo:font-size="9.5pt" style:font-name-asian="Consolas" style:font-size-asian="9.5pt" style:font-name-complex="Consolas" style:font-size-complex="9.5pt"/>
    </style:style>
    <style:style style:name="T66" style:family="text">
      <style:text-properties fo:color="#6f008a" style:font-name="Consolas" style:font-name-asian="Consolas" style:font-name-complex="Consolas"/>
    </style:style>
    <style:style style:name="T67" style:family="text">
      <style:text-properties fo:color="#6f008a" fo:font-size="9.5pt" style:font-size-asian="9.5pt" style:font-size-complex="9.5pt"/>
    </style:style>
    <style:style style:name="T68" style:family="text">
      <style:text-properties style:font-name-asian="Consolas" style:font-name-complex="Consolas"/>
    </style:style>
    <style:style style:name="T69" style:family="text">
      <style:text-properties fo:font-size="7pt" style:font-name-asian="CMBX7" style:font-size-asian="7pt" style:font-name-complex="CMBX7" style:font-size-complex="7pt"/>
    </style:style>
    <style:style style:name="T70" style:family="text">
      <style:text-properties style:font-name="NimbusMonL-Regu" fo:font-size="7pt" style:font-name-asian="NimbusMonL-Regu" style:font-size-asian="7pt" style:font-name-complex="NimbusMonL-Regu" style:font-size-complex="7pt"/>
    </style:style>
    <style:style style:name="T71" style:family="text">
      <style:text-properties style:font-name="NimbusMonL-Regu" style:font-name-asian="NimbusMonL-Regu" style:font-name-complex="NimbusMonL-Regu"/>
    </style:style>
    <style:style style:name="T72" style:family="text">
      <style:text-properties style:font-name="CMSY7" fo:font-size="7pt" style:font-name-asian="CMSY7" style:font-size-asian="7pt" style:font-name-complex="CMSY7" style:font-size-complex="7pt"/>
    </style:style>
    <style:style style:name="T73" style:family="text">
      <style:text-properties style:font-name="CMSY7" style:font-name-asian="CMSY7" style:font-name-complex="CMSY7"/>
    </style:style>
    <style:style style:name="T74" style:family="text">
      <style:text-properties style:font-name="CMR7" fo:font-size="7pt" style:font-name-asian="CMR7" style:font-size-asian="7pt" style:font-name-complex="CMR7" style:font-size-complex="7pt"/>
    </style:style>
    <style:style style:name="T75" style:family="text">
      <style:text-properties style:font-name="CMR7" style:font-name-asian="CMR7" style:font-name-complex="CMR7"/>
    </style:style>
    <style:style style:name="T76" style:family="text">
      <style:text-properties style:font-name="CMR7" fo:font-size="6pt" style:font-name-asian="CMR7" style:font-size-asian="6pt" style:font-name-complex="CMR7" style:font-size-complex="6pt"/>
    </style:style>
    <style:style style:name="T77" style:family="text">
      <style:text-properties style:font-name="CMMI7" fo:font-size="7pt" style:font-name-asian="CMMI7" style:font-size-asian="7pt" style:font-name-complex="CMMI7" style:font-size-complex="7pt"/>
    </style:style>
    <style:style style:name="T78" style:family="text">
      <style:text-properties style:font-name="CMMI7" style:font-name-asian="CMMI7" style:font-name-complex="CMMI7"/>
    </style:style>
    <style:style style:name="T79" style:family="text">
      <style:text-properties style:font-name="CMBX7" fo:font-size="7pt" style:font-name-asian="CMBX7" style:font-size-asian="7pt" style:font-name-complex="CMBX7" style:font-size-complex="7pt"/>
    </style:style>
    <style:style style:name="T80" style:family="text">
      <style:text-properties style:font-name="CMBX7" style:font-name-asian="CMBX7" style:font-name-complex="CMBX7"/>
    </style:style>
    <style:style style:name="T81" style:family="text">
      <style:text-properties style:font-name="Consolas" fo:font-size="9.5pt" style:font-size-asian="9.5pt" style:font-size-complex="9.5pt"/>
    </style:style>
    <style:style style:name="T82" style:family="text">
      <style:text-properties fo:color="#008000"/>
    </style:style>
    <style:style style:name="T83" style:family="text">
      <style:text-properties fo:color="#008000" style:font-name-asian="Consolas" style:font-name-complex="Consolas"/>
    </style:style>
    <style:style style:name="T84" style:family="text">
      <style:text-properties fo:color="#008000" style:font-name="Consolas" fo:font-size="9.5pt" style:font-name-asian="Consolas" style:font-size-asian="9.5pt" style:font-name-complex="Consolas" style:font-size-complex="9.5pt"/>
    </style:style>
    <style:style style:name="T85" style:family="text">
      <style:text-properties style:font-name="CMR10" fo:font-size="10pt" style:font-name-asian="CMR10" style:font-size-asian="10pt" style:font-name-complex="CMR10" style:font-size-complex="10pt"/>
    </style:style>
    <style:style style:name="T86" style:family="text">
      <style:text-properties style:font-name="NimbusMonL-Bold" fo:font-weight="bold" style:font-name-asian="NimbusMonL-Bold" style:font-weight-asian="bold" style:font-name-complex="NimbusMonL-Bold" style:font-weight-complex="bold"/>
    </style:style>
    <style:style style:name="T87" style:family="text">
      <style:text-properties fo:color="#a31515"/>
    </style:style>
    <style:style style:name="T88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T89" style:family="text">
      <style:text-properties style:font-name="CMMI5" fo:font-size="6pt" style:font-name-asian="CMMI5" style:font-size-asian="6pt" style:font-name-complex="CMMI5" style:font-size-complex="6pt"/>
    </style:style>
    <style:style style:name="T90" style:family="text">
      <style:text-properties fo:font-size="9.5pt" style:font-size-asian="9.5pt" style:font-size-complex="9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8" text:outline-level="2">Segment tree</text:h>
      <text:h text:style-name="P34" text:outline-level="3">Description: range queries or updates, not both. Operation has to be commutative. Including range length not possible.</text:h>
      <text:p text:style-name="P31">Usage:</text:p>
      <text:p text:style-name="P31"><text:span text:style-name="T53">SegTree</text:span><text:span text:style-name="T68"> st; st.n = N; <text:s/></text:span><text:span text:style-name="T64">FU</text:span><text:span text:style-name="T68">(i, N, 2 * N) {cin </text:span><text:span text:style-name="T59">&gt;&gt;</text:span><text:span text:style-name="T68"> st.t[i];} <text:s/>st.build();</text:span></text:p>
      <text:p text:style-name="P32"><text:span text:style-name="T17">struct</text:span><text:span text:style-name="T1"> </text:span><text:span text:style-name="T22">SegTree</text:span><text:span text:style-name="T1"> </text:span><text:span text:style-name="T3">{</text:span><text:span text:style-name="T26">//segment tree for comm. ops. (not lazy!) (t-4)</text:span></text:p>
      <text:p text:style-name="P32"><text:span text:style-name="T17"><text:s text:c="2"/>int</text:span><text:span text:style-name="T1"> </text:span><text:span text:style-name="T3">n = -1;</text:span><text:span text:style-name="T26">//(!) initialize array size</text:span></text:p>
      <text:p text:style-name="P33"><text:span text:style-name="T19"><text:s text:c="2"/>int</text:span><text:span text:style-name="T2"> </text:span><text:span text:style-name="T5">t[2 * (</text:span><text:span text:style-name="T19">long</text:span><text:span text:style-name="T2"> </text:span><text:span text:style-name="T19">long</text:span><text:span text:style-name="T5">)(1e6+2)]</text:span><text:span text:style-name="T13"> = {}</text:span><text:span text:style-name="T5">;</text:span><text:span text:style-name="T28">//(!!!)limit of array size, set values[N,2*N)</text:span></text:p>
      <text:p text:style-name="P32"><text:span text:style-name="T17"><text:s text:c="2"/>void</text:span><text:span text:style-name="T1"> </text:span><text:span text:style-name="T3">build() { </text:span><text:span text:style-name="T26">//(!!)builds the tree, call in beginning(when querylr!)</text:span></text:p>
      <text:p text:style-name="P32"><text:span text:style-name="T17"><text:s text:c="4"/>for</text:span><text:span text:style-name="T1"> </text:span><text:span text:style-name="T3">(</text:span><text:span text:style-name="T17">int</text:span><text:span text:style-name="T1"> </text:span><text:span text:style-name="T3">i = n - 1; i &gt; 0; --i) t[i] = t[i &lt;&lt; 1] + t[i &lt;&lt; 1 | 1];}</text:span><text:span text:style-name="T26">//(!)ch.</text:span></text:p>
      <text:p text:style-name="P32"><text:span text:style-name="T17"><text:s text:c="2"/>void</text:span><text:span text:style-name="T1"> </text:span><text:span text:style-name="T3">modifyp(</text:span><text:span text:style-name="T17">int</text:span><text:span text:style-name="T1"> </text:span><text:span text:style-name="T30">p</text:span><text:span text:style-name="T3">, </text:span><text:span text:style-name="T17">int</text:span><text:span text:style-name="T1"> </text:span><text:span text:style-name="T30">value</text:span><text:span text:style-name="T3">) { </text:span><text:span text:style-name="T26">// sets value at position p</text:span></text:p>
      <text:p text:style-name="P32"><text:span text:style-name="T17"><text:s text:c="4"/>for</text:span><text:span text:style-name="T1"> </text:span><text:span text:style-name="T3">(t[</text:span><text:span text:style-name="T30">p</text:span><text:span text:style-name="T1"> </text:span><text:span text:style-name="T3">+= n] = </text:span><text:span text:style-name="T30">value/*ch.*/</text:span><text:span text:style-name="T3">; </text:span><text:span text:style-name="T30">p</text:span><text:span text:style-name="T1"> </text:span><text:span text:style-name="T3">&gt; 1; </text:span><text:span text:style-name="T30">p</text:span><text:span text:style-name="T1"> </text:span><text:span text:style-name="T3">&gt;&gt;= 1) t[</text:span><text:span text:style-name="T30">p</text:span><text:span text:style-name="T1"> </text:span><text:span text:style-name="T3">&gt;&gt; 1] = t[</text:span><text:span text:style-name="T30">p</text:span><text:span text:style-name="T3">] + t[</text:span><text:span text:style-name="T30">p</text:span><text:span text:style-name="T1"> </text:span><text:span text:style-name="T3">^ 1];}</text:span><text:span text:style-name="T26">//(!)ch.</text:span></text:p>
      <text:p text:style-name="P32"><text:span text:style-name="T17"><text:s text:c="2"/>int</text:span><text:span text:style-name="T1"> </text:span><text:span text:style-name="T3">querylr(</text:span><text:span text:style-name="T17">int</text:span><text:span text:style-name="T1"> </text:span><text:span text:style-name="T30">l</text:span><text:span text:style-name="T3">, </text:span><text:span text:style-name="T17">int</text:span><text:span text:style-name="T1"> </text:span><text:span text:style-name="T30">r</text:span><text:span text:style-name="T3">) { </text:span><text:span text:style-name="T26">// sum on intervall [l, r)</text:span></text:p>
      <text:p text:style-name="P32"><text:span text:style-name="T17"><text:s text:c="4"/>int</text:span><text:span text:style-name="T1"> </text:span><text:span text:style-name="T3">res = 0;</text:span><text:span text:style-name="T26">//(!)change for different operation</text:span></text:p>
      <text:p text:style-name="P32"><text:span text:style-name="T17"><text:s text:c="4"/>for</text:span><text:span text:style-name="T1"> </text:span><text:span text:style-name="T3">(</text:span><text:span text:style-name="T30">l</text:span><text:span text:style-name="T1"> </text:span><text:span text:style-name="T3">+= n, </text:span><text:span text:style-name="T30">r</text:span><text:span text:style-name="T1"> </text:span><text:span text:style-name="T3">+= n; </text:span><text:span text:style-name="T30">l</text:span><text:span text:style-name="T1"> </text:span><text:span text:style-name="T3">&lt; </text:span><text:span text:style-name="T30">r</text:span><text:span text:style-name="T3">; </text:span><text:span text:style-name="T30">l</text:span><text:span text:style-name="T1"> </text:span><text:span text:style-name="T3">&gt;&gt;= 1, </text:span><text:span text:style-name="T30">r</text:span><text:span text:style-name="T1"> </text:span><text:span text:style-name="T3">&gt;&gt;= 1) {</text:span></text:p>
      <text:p text:style-name="P32"><text:span text:style-name="T17"><text:s text:c="6"/>if</text:span><text:span text:style-name="T1"> </text:span><text:span text:style-name="T3">(</text:span><text:span text:style-name="T30">l</text:span><text:span text:style-name="T1"> </text:span><text:span text:style-name="T3">&amp; 1) res += t[</text:span><text:span text:style-name="T30">l</text:span><text:span text:style-name="T3">++];</text:span><text:span text:style-name="T26">//(!)change for different operation</text:span></text:p>
      <text:p text:style-name="P32"><text:span text:style-name="T17"><text:s text:c="6"/>if</text:span><text:span text:style-name="T1"> </text:span><text:span text:style-name="T3">(</text:span><text:span text:style-name="T30">r</text:span><text:span text:style-name="T1"> </text:span><text:span text:style-name="T3">&amp; 1) res += t[--</text:span><text:span text:style-name="T30">r</text:span><text:span text:style-name="T3">];}</text:span><text:span text:style-name="T26">//(!)change for different operation</text:span></text:p>
      <text:p text:style-name="P32"><text:span text:style-name="T17"><text:s text:c="4"/>return</text:span><text:span text:style-name="T1"> </text:span><text:span text:style-name="T3">res;}</text:span></text:p>
      <text:p text:style-name="P32"><text:span text:style-name="T17"><text:s text:c="2"/>void</text:span><text:span text:style-name="T1"> </text:span><text:span text:style-name="T3">modifylr(</text:span><text:span text:style-name="T17">int</text:span><text:span text:style-name="T1"> </text:span><text:span text:style-name="T30">l</text:span><text:span text:style-name="T3">, </text:span><text:span text:style-name="T17">int</text:span><text:span text:style-name="T1"> </text:span><text:span text:style-name="T30">r</text:span><text:span text:style-name="T3">, </text:span><text:span text:style-name="T17">int</text:span><text:span text:style-name="T1"> </text:span><text:span text:style-name="T30">value</text:span><text:span text:style-name="T3">) {</text:span></text:p>
      <text:p text:style-name="P32"><text:span text:style-name="T17"><text:s text:c="4"/>for</text:span><text:span text:style-name="T1"> </text:span><text:span text:style-name="T3">(</text:span><text:span text:style-name="T30">l</text:span><text:span text:style-name="T1"> </text:span><text:span text:style-name="T3">+= n, </text:span><text:span text:style-name="T30">r</text:span><text:span text:style-name="T1"> </text:span><text:span text:style-name="T3">+= n; </text:span><text:span text:style-name="T30">l</text:span><text:span text:style-name="T1"> </text:span><text:span text:style-name="T3">&lt; </text:span><text:span text:style-name="T30">r</text:span><text:span text:style-name="T3">; </text:span><text:span text:style-name="T30">l</text:span><text:span text:style-name="T1"> </text:span><text:span text:style-name="T3">&gt;&gt;= 1, </text:span><text:span text:style-name="T30">r</text:span><text:span text:style-name="T1"> </text:span><text:span text:style-name="T3">&gt;&gt;= 1) {</text:span></text:p>
      <text:p text:style-name="P32"><text:span text:style-name="T17"><text:s text:c="4"/>if</text:span><text:span text:style-name="T1"> </text:span><text:span text:style-name="T3">(</text:span><text:span text:style-name="T30">l</text:span><text:span text:style-name="T1"> </text:span><text:span text:style-name="T3">&amp; 1) t[</text:span><text:span text:style-name="T30">l</text:span><text:span text:style-name="T3">++] += </text:span><text:span text:style-name="T30">value</text:span><text:span text:style-name="T3">;</text:span><text:span text:style-name="T26">//(!)change for diff. operation</text:span></text:p>
      <text:p text:style-name="P32"><text:span text:style-name="T17"><text:s text:c="4"/>if</text:span><text:span text:style-name="T1"> </text:span><text:span text:style-name="T3">(</text:span><text:span text:style-name="T30">r</text:span><text:span text:style-name="T1"> </text:span><text:span text:style-name="T3">&amp; 1) t[--</text:span><text:span text:style-name="T30">r</text:span><text:span text:style-name="T3">] += </text:span><text:span text:style-name="T30">value</text:span><text:span text:style-name="T3">;}}</text:span><text:span text:style-name="T26">//(!)change for diff. operation</text:span></text:p>
      <text:p text:style-name="P32"><text:span text:style-name="T17"><text:s text:c="2"/>int</text:span><text:span text:style-name="T1"> </text:span><text:span text:style-name="T3">queryp(</text:span><text:span text:style-name="T17">int</text:span><text:span text:style-name="T1"> </text:span><text:span text:style-name="T30">p</text:span><text:span text:style-name="T3">) {</text:span></text:p>
      <text:p text:style-name="P32"><text:span text:style-name="T17"><text:s text:c="4"/>int</text:span><text:span text:style-name="T1"> </text:span><text:span text:style-name="T3">res = 0;</text:span><text:span text:style-name="T26">//(!)change for different operation</text:span></text:p>
      <text:p text:style-name="P32"><text:span text:style-name="T17"><text:s text:c="4"/>for</text:span><text:span text:style-name="T1"> </text:span><text:span text:style-name="T3">(</text:span><text:span text:style-name="T30">p</text:span><text:span text:style-name="T1"> </text:span><text:span text:style-name="T3">+= n; </text:span><text:span text:style-name="T30">p</text:span><text:span text:style-name="T1"> </text:span><text:span text:style-name="T3">&gt; 0; </text:span><text:span text:style-name="T30">p</text:span><text:span text:style-name="T1"> </text:span><text:span text:style-name="T3">&gt;&gt;= 1) res += t[</text:span><text:span text:style-name="T30">p</text:span><text:span text:style-name="T3">];</text:span><text:span text:style-name="T26">//(!)change for diff. op.</text:span></text:p>
      <text:p text:style-name="P32"><text:span text:style-name="T17"><text:s text:c="4"/>return</text:span><text:span text:style-name="T1"> </text:span><text:span text:style-name="T3">res;}</text:span></text:p>
      <text:p text:style-name="P32"><text:span text:style-name="T17"><text:s text:c="4"/>void</text:span><text:span text:style-name="T1"> </text:span><text:span text:style-name="T3">push() {</text:span><text:span text:style-name="T26">//pushes all modifications</text:span></text:p>
      <text:p text:style-name="P32"><text:span text:style-name="T17"><text:s text:c="6"/>for</text:span><text:span text:style-name="T1"> </text:span><text:span text:style-name="T3">(</text:span><text:span text:style-name="T17">int</text:span><text:span text:style-name="T1"> </text:span><text:span text:style-name="T3">i = 1; i &lt; n; ++i) {</text:span></text:p>
      <text:p text:style-name="P33"><text:span text:style-name="T5"><text:s text:c="8"/>t[i &lt;&lt; 1] += t[i];</text:span><text:span text:style-name="T28">//(!)change for different operation</text:span></text:p>
      <text:p text:style-name="P32"><text:span text:style-name="T3"><text:s text:c="8"/>t[i &lt;&lt; 1 | 1] += t[i];</text:span><text:span text:style-name="T26">//(!)change for different operation</text:span></text:p>
      <text:p text:style-name="P31"><text:s text:c="8"/>t[i] = 0;}}};</text:p>
      <text:h text:style-name="P38" text:outline-level="2">Lazy segment tree</text:h>
      <text:h text:style-name="P34" text:outline-level="3">Description: range queries AND updates. Operation can be non-commutative. Including range length possible.</text:h>
      <text:p text:style-name="P31">If too slow, replace LL with int.</text:p>
      <text:p text:style-name="P31">Usage:</text:p>
      <text:p text:style-name="P36"><text:span text:style-name="T53">LazySegTree</text:span><text:span text:style-name="T68"> st; st.n = N;</text:span></text:p>
      <text:p text:style-name="P37"><text:span text:style-name="T68">st.h = ceil(log2(n + 1));</text:span><text:span text:style-name="T83">//tree height</text:span></text:p>
      <text:p text:style-name="P5"><text:span text:style-name="T64">//FU</text:span><text:span text:style-name="T46">(i, 0, 2*N) { st.t[i] = 0; }</text:span></text:p>
      <text:p text:style-name="P5"><text:span text:style-name="T64">//FU</text:span><text:span text:style-name="T46">(i, N, 2 * N) { st.t[i] = 0; }</text:span></text:p>
      <text:p text:style-name="P5"><text:span text:style-name="T64">//FU</text:span><text:span text:style-name="T46">(i, 0, N) { st.d[i] = 0; }</text:span></text:p>
      <text:p text:style-name="P12">st.build(0, N);</text:p>
      <text:p text:style-name="P12">st.modify(0ll, t, d);//exclusive</text:p>
      <text:p text:style-name="P12">st.query(0, x);//exclusive</text:p>
      <text:p text:style-name="P55"><text:span text:style-name="Source_20_Text"><text:span text:style-name="T40">push</text:span></text:span><text:span text:style-name="Source_20_Text"><text:span text:style-name="T36">(</text:span></text:span><text:span text:style-name="Source_20_Text"><text:span text:style-name="T40">l</text:span></text:span><text:span text:style-name="Source_20_Text"><text:span text:style-name="T36">,</text:span></text:span><text:span text:style-name="Source_20_Text"><text:span text:style-name="T40"> r</text:span></text:span><text:span text:style-name="Source_20_Text"><text:span text:style-name="T36">);</text:span></text:span></text:p>
      <text:p text:style-name="P53"><text:span text:style-name="Source_20_Text"><text:span text:style-name="T37">...</text:span></text:span><text:span text:style-name="Source_20_Text"><text:span text:style-name="T16"> <text:s/></text:span></text:span><text:span text:style-name="Source_20_Text"><text:span text:style-name="T39">// do anything we want with elements in interval [l, r)</text:span></text:span></text:p>
      <text:p text:style-name="P53"><text:span text:style-name="Source_20_Text"><text:span text:style-name="T16">build</text:span></text:span><text:span text:style-name="Source_20_Text"><text:span text:style-name="T37">(</text:span></text:span><text:span text:style-name="Source_20_Text"><text:span text:style-name="T16">l</text:span></text:span><text:span text:style-name="Source_20_Text"><text:span text:style-name="T37">,</text:span></text:span><text:span text:style-name="Source_20_Text"><text:span text:style-name="T16"> r</text:span></text:span><text:span text:style-name="Source_20_Text"><text:span text:style-name="T37">);</text:span></text:span></text:p>
      <text:p text:style-name="P35"><text:span text:style-name="T18">struct</text:span><text:span text:style-name="T4"> </text:span><text:span text:style-name="T23">LazySegTree</text:span><text:span text:style-name="T4"> {</text:span><text:span text:style-name="T27">//for (non-)comm. ops. (t-) (test non comm., using interval size)</text:span></text:p>
      <text:p text:style-name="P5"><text:span text:style-name="T46"><text:tab/></text:span><text:span text:style-name="T64">LL</text:span><text:span text:style-name="T46"> n; </text:span><text:span text:style-name="T83">//(!) set array size</text:span></text:p>
      <text:p text:style-name="P5"><text:span text:style-name="T46"><text:tab/></text:span><text:span text:style-name="T64">LL</text:span><text:span text:style-name="T46"> h;</text:span><text:span text:style-name="T83">//tree height</text:span></text:p>
      <text:p text:style-name="P5"><text:span text:style-name="T46"><text:tab/></text:span><text:span text:style-name="T64">LL</text:span><text:span text:style-name="T46"> t[2 * (</text:span><text:span text:style-name="T50">long</text:span><text:span text:style-name="T46"> </text:span><text:span text:style-name="T50">long</text:span><text:span text:style-name="T46">)(1e6 + 3)] = {};</text:span><text:span text:style-name="T83">//(!)entries with limit of array size, set [N, 2*N)</text:span></text:p>
      <text:p text:style-name="P5"><text:span text:style-name="T46"><text:tab/></text:span><text:span text:style-name="T64">LL</text:span><text:span text:style-name="T46"> d[(</text:span><text:span text:style-name="T50">long</text:span><text:span text:style-name="T46"> </text:span><text:span text:style-name="T50">long</text:span><text:span text:style-name="T46">)(1e6 + 3)] = {};</text:span><text:span text:style-name="T83">//(!!)set lazy values (to 0 or default value)</text:span></text:p>
      <text:p text:style-name="P5"><text:span text:style-name="T46"><text:tab/></text:span><text:span text:style-name="T50">void</text:span><text:span text:style-name="T46"> calc(</text:span><text:span text:style-name="T64">LL</text:span><text:span text:style-name="T46"> </text:span><text:span text:style-name="T55">p</text:span><text:span text:style-name="T46">, </text:span><text:span text:style-name="T64">LL</text:span><text:span text:style-name="T46"> </text:span><text:span text:style-name="T55">k</text:span><text:span text:style-name="T46">) {</text:span><text:span text:style-name="T83">//k=interval size</text:span></text:p>
      <text:p text:style-name="P5"><text:span text:style-name="T46"><text:tab/><text:tab/>t[</text:span><text:span text:style-name="T55">p</text:span><text:span text:style-name="T46">] = max(t[</text:span><text:span text:style-name="T55">p</text:span><text:span text:style-name="T46"> &lt;&lt; 1], t[</text:span><text:span text:style-name="T55">p</text:span><text:span text:style-name="T46"> &lt;&lt; 1 | 1]) +d[</text:span><text:span text:style-name="T55">p</text:span><text:span text:style-name="T46">];</text:span><text:span text:style-name="T83">//(!)ch. (first part)<text:tab/></text:span></text:p>
      <text:p text:style-name="P5"><text:span text:style-name="T46"><text:tab/>}</text:span><text:span text:style-name="T83">//(!)change for different operation}</text:span></text:p>
      <text:p text:style-name="P5"><text:span text:style-name="T46"><text:tab/></text:span><text:span text:style-name="T50">void</text:span><text:span text:style-name="T46"> apply(</text:span><text:span text:style-name="T64">LL</text:span><text:span text:style-name="T46"> </text:span><text:span text:style-name="T55">p</text:span><text:span text:style-name="T46">, </text:span><text:span text:style-name="T64">LL</text:span><text:span text:style-name="T46"> </text:span><text:span text:style-name="T55">value</text:span><text:span text:style-name="T46">, </text:span><text:span text:style-name="T64">LL</text:span><text:span text:style-name="T46"> </text:span><text:span text:style-name="T55">k</text:span><text:span text:style-name="T46">) {</text:span><text:span text:style-name="T83">//helper function, k=interval size</text:span></text:p>
      <text:p text:style-name="P5"><text:span text:style-name="T46"><text:tab/><text:tab/>t[</text:span><text:span text:style-name="T55">p</text:span><text:span text:style-name="T46">] += </text:span><text:span text:style-name="T55">value</text:span><text:span text:style-name="T46">;</text:span><text:span text:style-name="T83">// *k;//(!)change for different operation</text:span></text:p>
      <text:p text:style-name="P5"><text:span text:style-name="T46"><text:tab/><text:tab/></text:span><text:span text:style-name="T50">if</text:span><text:span text:style-name="T46"> (</text:span><text:span text:style-name="T55">p</text:span><text:span text:style-name="T46"> &lt; n) d[</text:span><text:span text:style-name="T55">p</text:span><text:span text:style-name="T46">] += </text:span><text:span text:style-name="T55">value</text:span><text:span text:style-name="T46">;</text:span><text:span text:style-name="T83">//yes, both</text:span></text:p>
      <text:p text:style-name="P12"><text:tab/>}</text:p>
      <text:p text:style-name="P5"><text:span text:style-name="T46"><text:tab/></text:span><text:span text:style-name="T50">void</text:span><text:span text:style-name="T46"> build(</text:span><text:span text:style-name="T64">LL</text:span><text:span text:style-name="T46"> </text:span><text:span text:style-name="T55">l</text:span><text:span text:style-name="T46">, </text:span><text:span text:style-name="T64">LL</text:span><text:span text:style-name="T46"> </text:span><text:span text:style-name="T55">r</text:span><text:span text:style-name="T46">) {</text:span><text:span text:style-name="T83">//(!)call in beginning for build tree (exclusive)</text:span></text:p>
      <text:p text:style-name="P5"><text:span text:style-name="T46"><text:tab/><text:tab/>h = ceil(log2(n + 1)); </text:span><text:span text:style-name="T83">// to make sure h is set</text:span></text:p>
      <text:p text:style-name="P5"><text:span text:style-name="T46"><text:tab/><text:tab/></text:span><text:span text:style-name="T64">LL</text:span><text:span text:style-name="T46"> k = 2;</text:span></text:p>
      <text:p text:style-name="P5"><text:span text:style-name="T46"><text:tab/><text:tab/></text:span><text:span text:style-name="T50">for</text:span><text:span text:style-name="T46"> (</text:span><text:span text:style-name="T55">l</text:span><text:span text:style-name="T46"> += n, </text:span><text:span text:style-name="T55">r</text:span><text:span text:style-name="T46"> += n - 1; </text:span><text:span text:style-name="T55">l</text:span><text:span text:style-name="T46"> &gt; 1; k &lt;&lt;= 1) {</text:span></text:p>
      <text:p text:style-name="P5"><text:span text:style-name="T46"><text:tab/><text:tab/><text:tab/></text:span><text:span text:style-name="T55">l</text:span><text:span text:style-name="T46"> &gt;&gt;= 1, </text:span><text:span text:style-name="T55">r</text:span><text:span text:style-name="T46"> &gt;&gt;= 1;</text:span></text:p>
      <text:p text:style-name="P5"><text:span text:style-name="T46"><text:tab/><text:tab/><text:tab/></text:span><text:span text:style-name="T50">for</text:span><text:span text:style-name="T46"> (</text:span><text:span text:style-name="T64">LL</text:span><text:span text:style-name="T46"> i = </text:span><text:span text:style-name="T55">r</text:span><text:span text:style-name="T46">; i &gt;= </text:span><text:span text:style-name="T55">l</text:span><text:span text:style-name="T46">; --i) calc(i, k);</text:span></text:p>
      <text:p text:style-name="P12"><text:tab/><text:tab/>}</text:p>
      <text:p text:style-name="P12"><text:tab/>}</text:p>
      <text:p text:style-name="P5"><text:span text:style-name="T46"><text:tab/></text:span><text:span text:style-name="T50">void</text:span><text:span text:style-name="T46"> push(</text:span><text:span text:style-name="T64">LL</text:span><text:span text:style-name="T46"> </text:span><text:span text:style-name="T55">l</text:span><text:span text:style-name="T46">, </text:span><text:span text:style-name="T64">LL</text:span><text:span text:style-name="T46"> </text:span><text:span text:style-name="T55">r</text:span><text:span text:style-name="T46">) {</text:span></text:p>
      <text:p text:style-name="P5"><text:span text:style-name="T46"><text:tab/><text:tab/></text:span><text:span text:style-name="T64">LL</text:span><text:span text:style-name="T46"> s = h, k = 1 &lt;&lt; (h - 1);</text:span></text:p>
      <text:p text:style-name="P5"><text:span text:style-name="T46"><text:tab/><text:tab/></text:span><text:span text:style-name="T50">for</text:span><text:span text:style-name="T46"> (</text:span><text:span text:style-name="T55">l</text:span><text:span text:style-name="T46"> += n, </text:span><text:span text:style-name="T55">r</text:span><text:span text:style-name="T46"> += n - 1; s &gt; 0; --s, k &gt;&gt;= 1)</text:span></text:p>
      <text:p text:style-name="P5"><text:span text:style-name="T46"><text:tab/><text:tab/><text:tab/></text:span><text:span text:style-name="T50">for</text:span><text:span text:style-name="T46"> (</text:span><text:span text:style-name="T64">LL</text:span><text:span text:style-name="T46"> i = </text:span><text:span text:style-name="T55">l</text:span><text:span text:style-name="T46"> &gt;&gt; s; i &lt;= </text:span><text:span text:style-name="T55">r</text:span><text:span text:style-name="T46"> &gt;&gt; s; ++i) </text:span><text:span text:style-name="T50">if</text:span><text:span text:style-name="T46"> (d[i] != 0) {</text:span></text:p>
      <text:p text:style-name="P12"><text:tab/><text:tab/><text:tab/><text:tab/>apply(i &lt;&lt; 1, d[i], k);</text:p>
      <text:p text:style-name="P12"><text:tab/><text:tab/><text:tab/><text:tab/>apply(i &lt;&lt; 1 | 1, d[i], k);</text:p>
      <text:p text:style-name="P5"><text:span text:style-name="T46"><text:tab/><text:tab/><text:tab/><text:tab/>d[i] = 0;</text:span><text:span text:style-name="T83">//ch. for different default value</text:span></text:p>
      <text:p text:style-name="P12"><text:tab/><text:tab/><text:tab/>}</text:p>
      <text:p text:style-name="P12"><text:tab/>}</text:p>
      <text:p text:style-name="P5"><text:span text:style-name="T46"><text:tab/></text:span><text:span text:style-name="T50">void</text:span><text:span text:style-name="T46"> modify(</text:span><text:span text:style-name="T64">LL</text:span><text:span text:style-name="T46"> </text:span><text:span text:style-name="T55">l</text:span><text:span text:style-name="T46">, </text:span><text:span text:style-name="T64">LL</text:span><text:span text:style-name="T46"> </text:span><text:span text:style-name="T55">r</text:span><text:span text:style-name="T46">, </text:span><text:span text:style-name="T64">LL</text:span><text:span text:style-name="T46"> </text:span><text:span text:style-name="T55">value</text:span><text:span text:style-name="T46">) {</text:span></text:p>
      <text:p text:style-name="P5"><text:span text:style-name="T46"><text:tab/><text:tab/></text:span><text:span text:style-name="T50">if</text:span><text:span text:style-name="T46"> (</text:span><text:span text:style-name="T55">value</text:span><text:span text:style-name="T46"> == 0) </text:span><text:span text:style-name="T50">return</text:span><text:span text:style-name="T46">;</text:span></text:p>
      <text:p text:style-name="P5"><text:span text:style-name="T46"><text:tab/><text:tab/>push(</text:span><text:span text:style-name="T55">l</text:span><text:span text:style-name="T46">, </text:span><text:span text:style-name="T55">l</text:span><text:span text:style-name="T46"> + 1);</text:span></text:p>
      <text:p text:style-name="P5"><text:span text:style-name="T46"><text:tab/><text:tab/>push(</text:span><text:span text:style-name="T55">r</text:span><text:span text:style-name="T46"> - 1, </text:span><text:span text:style-name="T55">r</text:span><text:span text:style-name="T46">);</text:span></text:p>
      <text:p text:style-name="P5"><text:span text:style-name="T46"><text:tab/><text:tab/></text:span><text:span text:style-name="T64">LL</text:span><text:span text:style-name="T46"> l0 = </text:span><text:span text:style-name="T55">l</text:span><text:span text:style-name="T46">, r0 = </text:span><text:span text:style-name="T55">r</text:span><text:span text:style-name="T46">, k = 1;</text:span></text:p>
      <text:p text:style-name="P5"><text:span text:style-name="T46"><text:tab/><text:tab/></text:span><text:span text:style-name="T50">for</text:span><text:span text:style-name="T46"> (</text:span><text:span text:style-name="T55">l</text:span><text:span text:style-name="T46"> += n, </text:span><text:span text:style-name="T55">r</text:span><text:span text:style-name="T46"> += n; </text:span><text:span text:style-name="T55">l</text:span><text:span text:style-name="T46"> &lt; </text:span><text:span text:style-name="T55">r</text:span><text:span text:style-name="T46">; </text:span><text:span text:style-name="T55">l</text:span><text:span text:style-name="T46"> &gt;&gt;= 1, </text:span><text:span text:style-name="T55">r</text:span><text:span text:style-name="T46"> &gt;&gt;= 1, k &lt;&lt;= 1) {</text:span></text:p>
      <text:p text:style-name="P5"><text:span text:style-name="T46"><text:tab/><text:tab/><text:tab/></text:span><text:span text:style-name="T50">if</text:span><text:span text:style-name="T46"> (</text:span><text:span text:style-name="T55">l</text:span><text:span text:style-name="T46"> &amp; 1) apply(</text:span><text:span text:style-name="T55">l</text:span><text:span text:style-name="T46">++, </text:span><text:span text:style-name="T55">value</text:span><text:span text:style-name="T46">, k);</text:span></text:p>
      <text:p text:style-name="P5"><text:span text:style-name="T46"><text:tab/><text:tab/><text:tab/></text:span><text:span text:style-name="T50">if</text:span><text:span text:style-name="T46"> (</text:span><text:span text:style-name="T55">r</text:span><text:span text:style-name="T46"> &amp; 1) apply(--</text:span><text:span text:style-name="T55">r</text:span><text:span text:style-name="T46">, </text:span><text:span text:style-name="T55">value</text:span><text:span text:style-name="T46">, k);</text:span></text:p>
      <text:p text:style-name="P12"><text:tab/><text:tab/>}</text:p>
      <text:p text:style-name="P12"><text:tab/><text:tab/>build(l0, l0 + 1);</text:p>
      <text:p text:style-name="P12"><text:tab/><text:tab/>build(r0 - 1, r0);</text:p>
      <text:p text:style-name="P12"><text:tab/>}</text:p>
      <text:p text:style-name="P5"><text:span text:style-name="T46"><text:tab/></text:span><text:span text:style-name="T64">LL</text:span><text:span text:style-name="T46"> query(</text:span><text:span text:style-name="T64">LL</text:span><text:span text:style-name="T46"> </text:span><text:span text:style-name="T55">l</text:span><text:span text:style-name="T46">, </text:span><text:span text:style-name="T64">LL</text:span><text:span text:style-name="T46"> </text:span><text:span text:style-name="T55">r</text:span><text:span text:style-name="T46">) {</text:span></text:p>
      <text:p text:style-name="P5"><text:span text:style-name="T46"><text:tab/><text:tab/>push(</text:span><text:span text:style-name="T55">l</text:span><text:span text:style-name="T46">, </text:span><text:span text:style-name="T55">l</text:span><text:span text:style-name="T46"> + 1);</text:span></text:p>
      <text:p text:style-name="P5"><text:span text:style-name="T46"><text:tab/><text:tab/>push(</text:span><text:span text:style-name="T55">r</text:span><text:span text:style-name="T46"> - 1, </text:span><text:span text:style-name="T55">r</text:span><text:span text:style-name="T46">);</text:span></text:p>
      <text:p text:style-name="P5"><text:span text:style-name="T46"><text:tab/><text:tab/></text:span><text:span text:style-name="T64">LL</text:span><text:span text:style-name="T46"> res = -1e18;//(!!)ch.</text:span></text:p>
      <text:p text:style-name="P5"><text:span text:style-name="T46"><text:tab/><text:tab/></text:span><text:span text:style-name="T50">for</text:span><text:span text:style-name="T46"> (</text:span><text:span text:style-name="T55">l</text:span><text:span text:style-name="T46"> += n, </text:span><text:span text:style-name="T55">r</text:span><text:span text:style-name="T46"> += n; </text:span><text:span text:style-name="T55">l</text:span><text:span text:style-name="T46"> &lt; </text:span><text:span text:style-name="T55">r</text:span><text:span text:style-name="T46">; </text:span><text:span text:style-name="T55">l</text:span><text:span text:style-name="T46"> &gt;&gt;= 1, </text:span><text:span text:style-name="T55">r</text:span><text:span text:style-name="T46"> &gt;&gt;= 1) {</text:span></text:p>
      <text:p text:style-name="P5"><text:span text:style-name="T46"><text:tab/><text:tab/><text:tab/></text:span><text:span text:style-name="T50">if</text:span><text:span text:style-name="T46"> (</text:span><text:span text:style-name="T55">l</text:span><text:span text:style-name="T46"> &amp; 1) res = max(res, t[</text:span><text:span text:style-name="T55">l</text:span><text:span text:style-name="T46">++]);</text:span><text:span text:style-name="T83">//(!)change</text:span></text:p>
      <text:p text:style-name="P5"><text:span text:style-name="T46"><text:tab/><text:tab/><text:tab/></text:span><text:span text:style-name="T50">if</text:span><text:span text:style-name="T46"> (</text:span><text:span text:style-name="T55">r</text:span><text:span text:style-name="T46"> &amp; 1) res = max(res, t[--</text:span><text:span text:style-name="T55">r</text:span><text:span text:style-name="T46">]);</text:span><text:span text:style-name="T83">//(!)change</text:span></text:p>
      <text:p text:style-name="P12"><text:tab/><text:tab/>}</text:p>
      <text:p text:style-name="P5"><text:span text:style-name="T46"><text:tab/><text:tab/></text:span><text:span text:style-name="T50">return</text:span><text:span text:style-name="T46"> res;</text:span></text:p>
      <text:p text:style-name="P12"><text:tab/>}</text:p>
      <text:p text:style-name="P12">};</text:p>
      <text:p text:style-name="P12">//need: sparse/dynamic/persistent segtree</text:p>
      <text:p text:style-name="P14">Dynamic Segtree (with hashing)</text:p>
      <text:p text:style-name="P57"><text:span text:style-name="Source_20_Text"><text:span text:style-name="T14">unordered_map</text:span></text:span><text:span text:style-name="Source_20_Text"><text:span text:style-name="T35">&lt;</text:span></text:span><text:span text:style-name="Source_20_Text"><text:span text:style-name="T41">int</text:span></text:span><text:span text:style-name="Source_20_Text"><text:span text:style-name="T35">,</text:span></text:span><text:span text:style-name="Source_20_Text"><text:span text:style-name="T14"> </text:span></text:span><text:span text:style-name="Source_20_Text"><text:span text:style-name="T41">int</text:span></text:span><text:span text:style-name="Source_20_Text"><text:span text:style-name="T35">,</text:span></text:span><text:span text:style-name="Source_20_Text"><text:span text:style-name="T14"> chash</text:span></text:span><text:span text:style-name="Source_20_Text"><text:span text:style-name="T35">&gt;</text:span></text:span><text:span text:style-name="Source_20_Text"><text:span text:style-name="T14"> seg</text:span></text:span><text:span text:style-name="Source_20_Text"><text:span text:style-name="T35">;//(t++)</text:span></text:span></text:p>
      <text:p text:style-name="P56"><text:span text:style-name="Source_20_Text"><text:span text:style-name="T14">ll </text:span></text:span><text:span text:style-name="Source_20_Text"><text:span text:style-name="T41">get</text:span></text:span><text:span text:style-name="Source_20_Text"><text:span text:style-name="T35">(</text:span></text:span><text:span text:style-name="Source_20_Text"><text:span text:style-name="T14">ll x</text:span></text:span><text:span text:style-name="Source_20_Text"><text:span text:style-name="T35">)</text:span></text:span><text:span text:style-name="Source_20_Text"><text:span text:style-name="T14"> </text:span></text:span><text:span text:style-name="Source_20_Text"><text:span text:style-name="T35">{</text:span></text:span><text:span text:style-name="Source_20_Text"><text:span text:style-name="T14"> </text:span></text:span><text:span text:style-name="Source_20_Text"><text:span text:style-name="T41">return</text:span></text:span><text:span text:style-name="Source_20_Text"><text:span text:style-name="T14"> </text:span></text:span><text:span text:style-name="Source_20_Text"><text:span text:style-name="T35">(</text:span></text:span><text:span text:style-name="Source_20_Text"><text:span text:style-name="T14">seg</text:span></text:span><text:span text:style-name="Source_20_Text"><text:span text:style-name="T35">.</text:span></text:span><text:span text:style-name="Source_20_Text"><text:span text:style-name="T14">find</text:span></text:span><text:span text:style-name="Source_20_Text"><text:span text:style-name="T35">(</text:span></text:span><text:span text:style-name="Source_20_Text"><text:span text:style-name="T14">x</text:span></text:span><text:span text:style-name="Source_20_Text"><text:span text:style-name="T35">)</text:span></text:span><text:span text:style-name="Source_20_Text"><text:span text:style-name="T14"> </text:span></text:span><text:span text:style-name="Source_20_Text"><text:span text:style-name="T35">==</text:span></text:span><text:span text:style-name="Source_20_Text"><text:span text:style-name="T14"> seg</text:span></text:span><text:span text:style-name="Source_20_Text"><text:span text:style-name="T35">.</text:span></text:span><text:span text:style-name="Source_20_Text"><text:span text:style-name="T41">end</text:span></text:span><text:span text:style-name="Source_20_Text"><text:span text:style-name="T35">())</text:span></text:span><text:span text:style-name="Source_20_Text"><text:span text:style-name="T14"> </text:span></text:span><text:span text:style-name="Source_20_Text"><text:span text:style-name="T35">?</text:span></text:span><text:span text:style-name="Source_20_Text"><text:span text:style-name="T14"> </text:span></text:span><text:span text:style-name="Source_20_Text"><text:span text:style-name="T42">0</text:span></text:span><text:span text:style-name="Source_20_Text"><text:span text:style-name="T14"> </text:span></text:span><text:span text:style-name="Source_20_Text"><text:span text:style-name="T35">:</text:span></text:span><text:span text:style-name="Source_20_Text"><text:span text:style-name="T14"> seg</text:span></text:span><text:span text:style-name="Source_20_Text"><text:span text:style-name="T35">[</text:span></text:span><text:span text:style-name="Source_20_Text"><text:span text:style-name="T14">x</text:span></text:span><text:span text:style-name="Source_20_Text"><text:span text:style-name="T35">];</text:span></text:span><text:span text:style-name="Source_20_Text"><text:span text:style-name="T14"> </text:span></text:span><text:span text:style-name="Source_20_Text"><text:span text:style-name="T35">}</text:span></text:span></text:p>
      <text:p text:style-name="P53"><text:span text:style-name="Source_20_Text"><text:span text:style-name="T41">void</text:span></text:span><text:span text:style-name="Source_20_Text"><text:span text:style-name="T14"> modify</text:span></text:span><text:span text:style-name="Source_20_Text"><text:span text:style-name="T35">(</text:span></text:span><text:span text:style-name="Source_20_Text"><text:span text:style-name="T14">ll p</text:span></text:span><text:span text:style-name="Source_20_Text"><text:span text:style-name="T35">,</text:span></text:span><text:span text:style-name="Source_20_Text"><text:span text:style-name="T14"> ll val</text:span></text:span><text:span text:style-name="Source_20_Text"><text:span text:style-name="T35">)</text:span></text:span><text:span text:style-name="Source_20_Text"><text:span text:style-name="T14"> </text:span></text:span><text:span text:style-name="Source_20_Text"><text:span text:style-name="T35">{</text:span></text:span></text:p>
      <text:p text:style-name="P53"><text:span text:style-name="Source_20_Text"><text:span text:style-name="T15"><text:s text:c="4"/></text:span></text:span><text:span text:style-name="Source_20_Text"><text:span text:style-name="T41">for</text:span></text:span><text:span text:style-name="Source_20_Text"><text:span text:style-name="T14"> </text:span></text:span><text:span text:style-name="Source_20_Text"><text:span text:style-name="T35">(</text:span></text:span><text:span text:style-name="Source_20_Text"><text:span text:style-name="T14">seg</text:span></text:span><text:span text:style-name="Source_20_Text"><text:span text:style-name="T35">[</text:span></text:span><text:span text:style-name="Source_20_Text"><text:span text:style-name="T14">p </text:span></text:span><text:span text:style-name="Source_20_Text"><text:span text:style-name="T35">+=</text:span></text:span><text:span text:style-name="Source_20_Text"><text:span text:style-name="T14"> N</text:span></text:span><text:span text:style-name="Source_20_Text"><text:span text:style-name="T35">]</text:span></text:span><text:span text:style-name="Source_20_Text"><text:span text:style-name="T14"> </text:span></text:span><text:span text:style-name="Source_20_Text"><text:span text:style-name="T35">=</text:span></text:span><text:span text:style-name="Source_20_Text"><text:span text:style-name="T14"> val</text:span></text:span><text:span text:style-name="Source_20_Text"><text:span text:style-name="T35">;</text:span></text:span><text:span text:style-name="Source_20_Text"><text:span text:style-name="T14"> p </text:span></text:span><text:span text:style-name="Source_20_Text"><text:span text:style-name="T35">&gt;</text:span></text:span><text:span text:style-name="Source_20_Text"><text:span text:style-name="T14"> </text:span></text:span><text:span text:style-name="Source_20_Text"><text:span text:style-name="T42">0</text:span></text:span><text:span text:style-name="Source_20_Text"><text:span text:style-name="T35">;</text:span></text:span><text:span text:style-name="Source_20_Text"><text:span text:style-name="T14"> p </text:span></text:span><text:span text:style-name="Source_20_Text"><text:span text:style-name="T35">&gt;&gt;=</text:span></text:span><text:span text:style-name="Source_20_Text"><text:span text:style-name="T14"> </text:span></text:span><text:span text:style-name="Source_20_Text"><text:span text:style-name="T42">1</text:span></text:span><text:span text:style-name="Source_20_Text"><text:span text:style-name="T35">)</text:span></text:span><text:span text:style-name="Source_20_Text"><text:span text:style-name="T14"> </text:span></text:span><text:span text:style-name="Source_20_Text"><text:span text:style-name="T35">{</text:span></text:span></text:p>
      <text:p text:style-name="P53"><text:span text:style-name="Source_20_Text"><text:span text:style-name="T15"><text:s text:c="8"/></text:span></text:span><text:span text:style-name="Source_20_Text"><text:span text:style-name="T14">seg</text:span></text:span><text:span text:style-name="Source_20_Text"><text:span text:style-name="T35">[</text:span></text:span><text:span text:style-name="Source_20_Text"><text:span text:style-name="T14">p </text:span></text:span><text:span text:style-name="Source_20_Text"><text:span text:style-name="T35">&gt;&gt;</text:span></text:span><text:span text:style-name="Source_20_Text"><text:span text:style-name="T14"> </text:span></text:span><text:span text:style-name="Source_20_Text"><text:span text:style-name="T42">1</text:span></text:span><text:span text:style-name="Source_20_Text"><text:span text:style-name="T35">]</text:span></text:span><text:span text:style-name="Source_20_Text"><text:span text:style-name="T14"> </text:span></text:span><text:span text:style-name="Source_20_Text"><text:span text:style-name="T35">=</text:span></text:span><text:span text:style-name="Source_20_Text"><text:span text:style-name="T14"> </text:span></text:span><text:span text:style-name="Source_20_Text"><text:span text:style-name="T41">get</text:span></text:span><text:span text:style-name="Source_20_Text"><text:span text:style-name="T35">(</text:span></text:span><text:span text:style-name="Source_20_Text"><text:span text:style-name="T14">p</text:span></text:span><text:span text:style-name="Source_20_Text"><text:span text:style-name="T35">)</text:span></text:span><text:span text:style-name="Source_20_Text"><text:span text:style-name="T14"> </text:span></text:span><text:span text:style-name="Source_20_Text"><text:span text:style-name="T35">+</text:span></text:span><text:span text:style-name="Source_20_Text"><text:span text:style-name="T14"> </text:span></text:span><text:span text:style-name="Source_20_Text"><text:span text:style-name="T41">get</text:span></text:span><text:span text:style-name="Source_20_Text"><text:span text:style-name="T35">(</text:span></text:span><text:span text:style-name="Source_20_Text"><text:span text:style-name="T14">p </text:span></text:span><text:span text:style-name="Source_20_Text"><text:span text:style-name="T35">^</text:span></text:span><text:span text:style-name="Source_20_Text"><text:span text:style-name="T14"> </text:span></text:span><text:span text:style-name="Source_20_Text"><text:span text:style-name="T42">1</text:span></text:span><text:span text:style-name="Source_20_Text"><text:span text:style-name="T35">);</text:span></text:span></text:p>
      <text:p text:style-name="P53"><text:span text:style-name="Source_20_Text"><text:span text:style-name="T15"><text:s text:c="4"/></text:span></text:span><text:span text:style-name="Source_20_Text"><text:span text:style-name="T35">}</text:span></text:span></text:p>
      <text:p text:style-name="P53"><text:span text:style-name="Source_20_Text"><text:span text:style-name="T35">}</text:span></text:span></text:p>
      <text:p text:style-name="P54"/>
      <text:p text:style-name="P53"><text:span text:style-name="Source_20_Text"><text:span text:style-name="T14">ll query</text:span></text:span><text:span text:style-name="Source_20_Text"><text:span text:style-name="T35">(</text:span></text:span><text:span text:style-name="Source_20_Text"><text:span text:style-name="T14">ll l</text:span></text:span><text:span text:style-name="Source_20_Text"><text:span text:style-name="T35">,</text:span></text:span><text:span text:style-name="Source_20_Text"><text:span text:style-name="T14"> ll r</text:span></text:span><text:span text:style-name="Source_20_Text"><text:span text:style-name="T35">)</text:span></text:span><text:span text:style-name="Source_20_Text"><text:span text:style-name="T14"> </text:span></text:span><text:span text:style-name="Source_20_Text"><text:span text:style-name="T35">{</text:span></text:span></text:p>
      <text:p text:style-name="P53"><text:span text:style-name="Source_20_Text"><text:span text:style-name="T15"><text:s text:c="4"/></text:span></text:span><text:span text:style-name="Source_20_Text"><text:span text:style-name="T14">ll res </text:span></text:span><text:span text:style-name="Source_20_Text"><text:span text:style-name="T35">=</text:span></text:span><text:span text:style-name="Source_20_Text"><text:span text:style-name="T14"> </text:span></text:span><text:span text:style-name="Source_20_Text"><text:span text:style-name="T42">0</text:span></text:span><text:span text:style-name="Source_20_Text"><text:span text:style-name="T35">;//ch</text:span></text:span></text:p>
      <text:p text:style-name="P53"><text:span text:style-name="Source_20_Text"><text:span text:style-name="T15"><text:s text:c="4"/></text:span></text:span><text:span text:style-name="Source_20_Text"><text:span text:style-name="T41">for</text:span></text:span><text:span text:style-name="Source_20_Text"><text:span text:style-name="T14"> </text:span></text:span><text:span text:style-name="Source_20_Text"><text:span text:style-name="T35">(</text:span></text:span><text:span text:style-name="Source_20_Text"><text:span text:style-name="T14">l </text:span></text:span><text:span text:style-name="Source_20_Text"><text:span text:style-name="T35">+=</text:span></text:span><text:span text:style-name="Source_20_Text"><text:span text:style-name="T14"> N</text:span></text:span><text:span text:style-name="Source_20_Text"><text:span text:style-name="T35">,</text:span></text:span><text:span text:style-name="Source_20_Text"><text:span text:style-name="T14"> r </text:span></text:span><text:span text:style-name="Source_20_Text"><text:span text:style-name="T35">+=</text:span></text:span><text:span text:style-name="Source_20_Text"><text:span text:style-name="T14"> N</text:span></text:span><text:span text:style-name="Source_20_Text"><text:span text:style-name="T35">;</text:span></text:span><text:span text:style-name="Source_20_Text"><text:span text:style-name="T14"> l </text:span></text:span><text:span text:style-name="Source_20_Text"><text:span text:style-name="T35">&lt;</text:span></text:span><text:span text:style-name="Source_20_Text"><text:span text:style-name="T14"> r</text:span></text:span><text:span text:style-name="Source_20_Text"><text:span text:style-name="T35">;</text:span></text:span><text:span text:style-name="Source_20_Text"><text:span text:style-name="T14"> l </text:span></text:span><text:span text:style-name="Source_20_Text"><text:span text:style-name="T35">&gt;&gt;=</text:span></text:span><text:span text:style-name="Source_20_Text"><text:span text:style-name="T14"> </text:span></text:span><text:span text:style-name="Source_20_Text"><text:span text:style-name="T42">1</text:span></text:span><text:span text:style-name="Source_20_Text"><text:span text:style-name="T35">,</text:span></text:span><text:span text:style-name="Source_20_Text"><text:span text:style-name="T14"> r </text:span></text:span><text:span text:style-name="Source_20_Text"><text:span text:style-name="T35">&gt;&gt;=</text:span></text:span><text:span text:style-name="Source_20_Text"><text:span text:style-name="T14"> </text:span></text:span><text:span text:style-name="Source_20_Text"><text:span text:style-name="T42">1</text:span></text:span><text:span text:style-name="Source_20_Text"><text:span text:style-name="T35">){</text:span></text:span></text:p>
      <text:p text:style-name="P53"><text:span text:style-name="Source_20_Text"><text:span text:style-name="T15"><text:s text:c="8"/></text:span></text:span><text:span text:style-name="Source_20_Text"><text:span text:style-name="T41">if</text:span></text:span><text:span text:style-name="Source_20_Text"><text:span text:style-name="T14"> </text:span></text:span><text:span text:style-name="Source_20_Text"><text:span text:style-name="T35">(</text:span></text:span><text:span text:style-name="Source_20_Text"><text:span text:style-name="T14">l </text:span></text:span><text:span text:style-name="Source_20_Text"><text:span text:style-name="T35">&amp;</text:span></text:span><text:span text:style-name="Source_20_Text"><text:span text:style-name="T14"> </text:span></text:span><text:span text:style-name="Source_20_Text"><text:span text:style-name="T42">1</text:span></text:span><text:span text:style-name="Source_20_Text"><text:span text:style-name="T35">)</text:span></text:span></text:p>
      <text:p text:style-name="P53"><text:span text:style-name="Source_20_Text"><text:span text:style-name="T15"><text:s text:c="12"/></text:span></text:span><text:span text:style-name="Source_20_Text"><text:span text:style-name="T14">res </text:span></text:span><text:span text:style-name="Source_20_Text"><text:span text:style-name="T35">+=</text:span></text:span><text:span text:style-name="Source_20_Text"><text:span text:style-name="T14"> </text:span></text:span><text:span text:style-name="Source_20_Text"><text:span text:style-name="T41">get</text:span></text:span><text:span text:style-name="Source_20_Text"><text:span text:style-name="T35">(</text:span></text:span><text:span text:style-name="Source_20_Text"><text:span text:style-name="T14">l</text:span></text:span><text:span text:style-name="Source_20_Text"><text:span text:style-name="T35">++);</text:span></text:span></text:p>
      <text:p text:style-name="P53"><text:span text:style-name="Source_20_Text"><text:span text:style-name="T15"><text:s text:c="8"/></text:span></text:span><text:span text:style-name="Source_20_Text"><text:span text:style-name="T41">if</text:span></text:span><text:span text:style-name="Source_20_Text"><text:span text:style-name="T14"> </text:span></text:span><text:span text:style-name="Source_20_Text"><text:span text:style-name="T35">(</text:span></text:span><text:span text:style-name="Source_20_Text"><text:span text:style-name="T14">r </text:span></text:span><text:span text:style-name="Source_20_Text"><text:span text:style-name="T35">&amp;</text:span></text:span><text:span text:style-name="Source_20_Text"><text:span text:style-name="T14"> </text:span></text:span><text:span text:style-name="Source_20_Text"><text:span text:style-name="T42">1</text:span></text:span><text:span text:style-name="Source_20_Text"><text:span text:style-name="T35">)</text:span></text:span></text:p>
      <text:p text:style-name="P53"><text:span text:style-name="Source_20_Text"><text:span text:style-name="T15"><text:s text:c="12"/></text:span></text:span><text:span text:style-name="Source_20_Text"><text:span text:style-name="T14">res </text:span></text:span><text:span text:style-name="Source_20_Text"><text:span text:style-name="T35">+=</text:span></text:span><text:span text:style-name="Source_20_Text"><text:span text:style-name="T14"> </text:span></text:span><text:span text:style-name="Source_20_Text"><text:span text:style-name="T41">get</text:span></text:span><text:span text:style-name="Source_20_Text"><text:span text:style-name="T35">(--</text:span></text:span><text:span text:style-name="Source_20_Text"><text:span text:style-name="T14">r</text:span></text:span><text:span text:style-name="Source_20_Text"><text:span text:style-name="T35">);</text:span></text:span></text:p>
      <text:p text:style-name="P53"><text:span text:style-name="Source_20_Text"><text:span text:style-name="T15"><text:s text:c="4"/></text:span></text:span><text:span text:style-name="Source_20_Text"><text:span text:style-name="T35">}</text:span></text:span></text:p>
      <text:p text:style-name="P53"><text:span text:style-name="Source_20_Text"><text:span text:style-name="T15"><text:s text:c="4"/></text:span></text:span><text:span text:style-name="Source_20_Text"><text:span text:style-name="T41">return</text:span></text:span><text:span text:style-name="Source_20_Text"><text:span text:style-name="T14"> res</text:span></text:span><text:span text:style-name="Source_20_Text"><text:span text:style-name="T35">;</text:span></text:span></text:p>
      <text:p text:style-name="P53"><text:span text:style-name="Source_20_Text"><text:span text:style-name="T35">}</text:span></text:span></text:p>
      <text:p text:style-name="P12"/>
      <text:p text:style-name="P12">//need: binary tree for query how much elements in range</text:p>
      <text:p text:style-name="P13">Set to count elements in range</text:p>
      <text:p text:style-name="P12">//doesnt work in visual studio but codeblocks</text:p>
      <text:p text:style-name="P12">#include&lt;ext/pb_ds/assoc_container.hpp&gt;//(t)</text:p>
      <text:p text:style-name="P12">#include&lt;ext/pb_ds/tree_policy.hpp&gt;</text:p>
      <text:p text:style-name="P12">using namespace __gnu_pbds;</text:p>
      <text:p text:style-name="P12">using namespace std;</text:p>
      <text:p text:style-name="P12">template &lt;typename T&gt;</text:p>
      <text:p text:style-name="P12">using ordered_set = tree&lt;T, null_type, less&lt;T&gt;, rb_tree_tag, tree_order_statistics_node_update&gt;;</text:p>
      <text:p text:style-name="P12"/>
      <text:p text:style-name="P12">int main(){</text:p>
      <text:p text:style-name="P12"><text:tab/>ordered_set&lt;int&gt; <text:s/>s;</text:p>
      <text:p text:style-name="P12"><text:tab/>s.insert(1); </text:p>
      <text:p text:style-name="P12"><text:tab/>s.insert(3);</text:p>
      <text:p text:style-name="P12"><text:tab/>cout &lt;&lt; s.order_of_key(2) &lt;&lt; endl; // the number of elements in the s less than 2</text:p>
      <text:p text:style-name="P12"><text:tab/>cout &lt;&lt; *s.find_by_order(0) &lt;&lt; endl; // print the 0-th smallest number in s(0-based)</text:p>
      <text:p text:style-name="P12"><text:span text:style-name="T44"><text:tab/></text:span><text:span text:style-name="T45">s</text:span><text:span text:style-name="T38">.</text:span><text:span text:style-name="T45">erase</text:span><text:span text:style-name="T38">(</text:span><text:span text:style-name="T45">s</text:span><text:span text:style-name="T38">.</text:span><text:span text:style-name="T45">find_by_order</text:span><text:span text:style-name="T38">(</text:span><text:span text:style-name="T43">2</text:span><text:span text:style-name="T38">));</text:span> </text:p>
      <text:p text:style-name="P12">}</text:p>
      <text:h text:style-name="P38" text:outline-level="2"/>
      <text:h text:style-name="P38" text:outline-level="2"/>
      <text:p text:style-name="P45"/>
      <text:h text:style-name="P38" text:outline-level="2"><text:soft-page-break/>RMQ//doesn't work</text:h>
      <text:h text:style-name="P47" text:outline-level="3">Description: Range Minimum Queries on an array.</text:h>
      <text:h text:style-name="P34" text:outline-level="3">Returns min(V[a], V[a + 1], ... V[b - 1]) in constant time.</text:h>
      <text:h text:style-name="P34" text:outline-level="3">Set inf to something reasonable before use.</text:h>
      <text:h text:style-name="P34" text:outline-level="3">Usage: RMQ rmq(values);</text:h>
      <text:h text:style-name="P34" text:outline-level="3">rmq.Query(inclusive, exclusive);</text:h>
      <text:h text:style-name="P34" text:outline-level="3">Time: O(|V| log |V| + Q) (V=values, Q=queries)</text:h>
      <text:p text:style-name="P32"><text:span text:style-name="T17">template</text:span><text:span text:style-name="T1"> </text:span><text:span text:style-name="T3">&lt;</text:span><text:span text:style-name="T17">class</text:span><text:span text:style-name="T1"> </text:span><text:span text:style-name="T22">T</text:span><text:span text:style-name="T3">&gt;</text:span></text:p>
      <text:p text:style-name="P32"><text:span text:style-name="T17">struct</text:span><text:span text:style-name="T1"> </text:span><text:span text:style-name="T22">RMQ</text:span><text:span text:style-name="T1"> </text:span><text:span text:style-name="T3">{//(t+)//contains errors!</text:span></text:p>
      <text:p text:style-name="P32"><text:span text:style-name="T17"><text:s text:c="2"/>const</text:span><text:span text:style-name="T1"> </text:span><text:span text:style-name="T17">int</text:span><text:span text:style-name="T1"> </text:span><text:span text:style-name="T3">kInf = </text:span><text:span text:style-name="T22">numeric_limits</text:span><text:span text:style-name="T3">&lt;</text:span><text:span text:style-name="T22">T</text:span><text:span text:style-name="T3">&gt;::max();</text:span></text:p>
      <text:p text:style-name="P32"><text:span text:style-name="T22"><text:s text:c="2"/>vector</text:span><text:span text:style-name="T3">&lt;</text:span><text:span text:style-name="T22">vector</text:span><text:span text:style-name="T3">&lt;</text:span><text:span text:style-name="T22">T</text:span><text:span text:style-name="T3">&gt;&gt; rmq;</text:span></text:p>
      <text:p text:style-name="P32"><text:span text:style-name="T3"><text:s text:c="2"/>RMQ(</text:span><text:span text:style-name="T17">const</text:span><text:span text:style-name="T1"> </text:span><text:span text:style-name="T22">vector</text:span><text:span text:style-name="T3">&lt;</text:span><text:span text:style-name="T22">T</text:span><text:span text:style-name="T3">&gt;&amp; </text:span><text:span text:style-name="T30">V</text:span><text:span text:style-name="T3">) {</text:span></text:p>
      <text:p text:style-name="P32"><text:span text:style-name="T17"><text:s text:c="4"/>int</text:span><text:span text:style-name="T1"> </text:span><text:span text:style-name="T3">n = </text:span><text:span text:style-name="T30">V</text:span><text:span text:style-name="T3">.size(), on = 1, depth = 1;</text:span></text:p>
      <text:p text:style-name="P32"><text:span text:style-name="T17"><text:s text:c="4"/>while</text:span><text:span text:style-name="T1"> </text:span><text:span text:style-name="T3">(on &lt; n) on *= 2, ++depth;</text:span></text:p>
      <text:p text:style-name="P32"><text:span text:style-name="T3"><text:s text:c="4"/>rmq.assign(depth, </text:span><text:span text:style-name="T30">V</text:span><text:span text:style-name="T3">);</text:span></text:p>
      <text:p text:style-name="P32"><text:span text:style-name="T17"><text:s text:c="4"/>for</text:span><text:span text:style-name="T1"> </text:span><text:span text:style-name="T3">(</text:span><text:span text:style-name="T17">int</text:span><text:span text:style-name="T1"> </text:span><text:span text:style-name="T3">i = 0; i &lt; depth - 1; ++i)</text:span></text:p>
      <text:p text:style-name="P32"><text:span text:style-name="T17"><text:s text:c="6"/>for</text:span><text:span text:style-name="T1"> </text:span><text:span text:style-name="T3">(</text:span><text:span text:style-name="T17">int</text:span><text:span text:style-name="T1"> </text:span><text:span text:style-name="T3">j = 0; j &lt; n; ++j)</text:span></text:p>
      <text:p text:style-name="P31"><text:s text:c="8"/>jmp[i + 1][j] = min(jmp[i][j],</text:p>
      <text:p text:style-name="P31"><text:s text:c="4"/>jmp[i][min(n - 1, j + (1 &lt;&lt; i))]);}</text:p>
      <text:p text:style-name="P32"><text:span text:style-name="T22"><text:s text:c="2"/>T</text:span><text:span text:style-name="T1"> </text:span><text:span text:style-name="T3">Query(</text:span><text:span text:style-name="T17">int</text:span><text:span text:style-name="T1"> </text:span><text:span text:style-name="T30">a</text:span><text:span text:style-name="T3">, </text:span><text:span text:style-name="T17">int</text:span><text:span text:style-name="T1"> </text:span><text:span text:style-name="T30">b</text:span><text:span text:style-name="T3">) {</text:span></text:p>
      <text:p text:style-name="P32"><text:span text:style-name="T17"><text:s text:c="4"/>If</text:span><text:span text:style-name="T1"> </text:span><text:span text:style-name="T3">(</text:span><text:span text:style-name="T30">b</text:span><text:span text:style-name="T1"> </text:span><text:span text:style-name="T3">&lt;= </text:span><text:span text:style-name="T30">a</text:span><text:span text:style-name="T3">) </text:span><text:span text:style-name="T17">return</text:span><text:span text:style-name="T1"> </text:span><text:span text:style-name="T3">kInf;</text:span></text:p>
      <text:p text:style-name="P32"><text:span text:style-name="T17"><text:s text:c="4"/>int</text:span><text:span text:style-name="T1"> </text:span><text:span text:style-name="T3">dep = ceil(log2(</text:span><text:span text:style-name="T30">b</text:span><text:span text:style-name="T3">-</text:span><text:span text:style-name="T30">a+1</text:span><text:span text:style-name="T3">)); </text:span><text:span text:style-name="T26">//31 - __builtin_clz(b - a);</text:span></text:p>
      <text:p text:style-name="P48"><text:span text:style-name="T19"><text:s text:c="4"/>return</text:span><text:span text:style-name="T2"> </text:span><text:span text:style-name="T5">min(rmq[dep][</text:span><text:span text:style-name="T31">a</text:span><text:span text:style-name="T5">], rmq[dep][</text:span><text:span text:style-name="T31">b</text:span><text:span text:style-name="T2"> </text:span><text:span text:style-name="T5">- (1 &lt;&lt; dep)]);}};</text:span> <text:bookmark text:name="docs-internal-guid-f22d33b5-7fff-736e-59a9-d5646becb883"/></text:p>
      <text:h text:style-name="P39" text:outline-level="2">ModOps.h</text:h>
      <text:p text:style-name="P49">Description: ModOps class and operations for easy modulo reduction. Quick to code.</text:p>
      <text:p text:style-name="P50"><text:span text:style-name="T17">const</text:span><text:span text:style-name="T1"> </text:span><text:span text:style-name="T17">int</text:span><text:span text:style-name="T1"> </text:span><text:span text:style-name="T3">kMod = 1e9 + 7;</text:span></text:p>
      <text:p text:style-name="P50"><text:span text:style-name="T17">struct</text:span><text:span text:style-name="T1"> </text:span><text:span text:style-name="T22">ModInt</text:span><text:span text:style-name="T1"> </text:span><text:span text:style-name="T3">{//(t-3)</text:span></text:p>
      <text:p text:style-name="P50"><text:span text:style-name="T17"><text:s text:c="2"/>long</text:span><text:span text:style-name="T1"> </text:span><text:span text:style-name="T17">long</text:span><text:span text:style-name="T1"> </text:span><text:span text:style-name="T3">n;</text:span></text:p>
      <text:p text:style-name="P50"><text:span text:style-name="T3"><text:s text:c="2"/>ModInt(</text:span><text:span text:style-name="T17">long</text:span><text:span text:style-name="T1"> </text:span><text:span text:style-name="T17">long</text:span><text:span text:style-name="T1"> </text:span><text:span text:style-name="T30">n</text:span><text:span text:style-name="T1"> </text:span><text:span text:style-name="T3">= 0) : n(</text:span><text:span text:style-name="T30">n</text:span><text:span text:style-name="T1"> </text:span><text:span text:style-name="T3">% kMod) {}//works without additional %</text:span></text:p>
      <text:p text:style-name="P50"><text:span text:style-name="T22"><text:s text:c="2"/>ModInt</text:span><text:span text:style-name="T1"> </text:span><text:span text:style-name="T33">operator+</text:span><text:span text:style-name="T3">(</text:span><text:span text:style-name="T17">const</text:span><text:span text:style-name="T1"> </text:span><text:span text:style-name="T22">ModInt</text:span><text:span text:style-name="T3">&amp; </text:span><text:span text:style-name="T30">oth</text:span><text:span text:style-name="T3">) { </text:span><text:span text:style-name="T17">return</text:span><text:span text:style-name="T1"> </text:span><text:span text:style-name="T3">n + </text:span><text:span text:style-name="T30">oth</text:span><text:span text:style-name="T3">.n; }</text:span></text:p>
      <text:p text:style-name="P50"><text:span text:style-name="T22"><text:s text:c="2"/>ModInt</text:span><text:span text:style-name="T1"> </text:span><text:span text:style-name="T33">operator-</text:span><text:span text:style-name="T3">(</text:span><text:span text:style-name="T17">const</text:span><text:span text:style-name="T1"> </text:span><text:span text:style-name="T22">ModInt</text:span><text:span text:style-name="T3">&amp; </text:span><text:span text:style-name="T30">oth</text:span><text:span text:style-name="T3">) { </text:span><text:span text:style-name="T17">return</text:span><text:span text:style-name="T1"> </text:span><text:span text:style-name="T3">n - </text:span><text:span text:style-name="T30">oth</text:span><text:span text:style-name="T3">.n; }</text:span></text:p>
      <text:p text:style-name="P50"><text:span text:style-name="T22"><text:s text:c="2"/>ModInt</text:span><text:span text:style-name="T1"> </text:span><text:span text:style-name="T33">operator*</text:span><text:span text:style-name="T3">(</text:span><text:span text:style-name="T17">const</text:span><text:span text:style-name="T1"> </text:span><text:span text:style-name="T22">ModInt</text:span><text:span text:style-name="T3">&amp; </text:span><text:span text:style-name="T30">oth</text:span><text:span text:style-name="T3">) { </text:span><text:span text:style-name="T17">return</text:span><text:span text:style-name="T1"> </text:span><text:span text:style-name="T3">n * </text:span><text:span text:style-name="T30">oth</text:span><text:span text:style-name="T3">.n; }</text:span></text:p>
      <text:p text:style-name="P50"><text:span text:style-name="T17"><text:s text:c="2"/>long</text:span><text:span text:style-name="T1"> </text:span><text:span text:style-name="T17">long</text:span><text:span text:style-name="T1"> </text:span><text:span text:style-name="T3">get() { </text:span><text:span text:style-name="T17">return</text:span><text:span text:style-name="T1"> </text:span><text:span text:style-name="T3">n &lt; 0 ? n + kMod : n; }</text:span></text:p>
      <text:p text:style-name="P49">};</text:p>
      <text:p text:style-name="P50"><text:span text:style-name="T22">ModInt</text:span><text:span text:style-name="T1"> </text:span><text:span text:style-name="T3">lgpow(</text:span><text:span text:style-name="T22">ModInt</text:span><text:span text:style-name="T1"> </text:span><text:span text:style-name="T30">b</text:span><text:span text:style-name="T3">, </text:span><text:span text:style-name="T17">long long</text:span><text:span text:style-name="T1"> </text:span><text:span text:style-name="T30">e</text:span><text:span text:style-name="T3">) {</text:span></text:p>
      <text:p text:style-name="P50"><text:span text:style-name="T22"><text:s text:c="2"/>ModInt</text:span><text:span text:style-name="T1"> </text:span><text:span text:style-name="T3">r;</text:span></text:p>
      <text:p text:style-name="P50"><text:span text:style-name="T17"><text:s text:c="2"/>for</text:span><text:span text:style-name="T1"> </text:span><text:span text:style-name="T3">(r </text:span><text:span text:style-name="T33">=</text:span><text:span text:style-name="T1"> </text:span><text:span text:style-name="T3">1; </text:span><text:span text:style-name="T30">e</text:span><text:span text:style-name="T3">; </text:span><text:span text:style-name="T30">e</text:span><text:span text:style-name="T1"> </text:span><text:span text:style-name="T3">/= 2, </text:span><text:span text:style-name="T30">b</text:span><text:span text:style-name="T1"> </text:span><text:span text:style-name="T33">=</text:span><text:span text:style-name="T1"> </text:span><text:span text:style-name="T30">b</text:span><text:span text:style-name="T1"> </text:span><text:span text:style-name="T33">*</text:span><text:span text:style-name="T1"> </text:span><text:span text:style-name="T30">b</text:span><text:span text:style-name="T3">)</text:span></text:p>
      <text:p text:style-name="P50"><text:span text:style-name="T17"><text:s text:c="4"/>if</text:span><text:span text:style-name="T1"> </text:span><text:span text:style-name="T3">(</text:span><text:span text:style-name="T30">e</text:span><text:span text:style-name="T1"> </text:span><text:span text:style-name="T3">% 2) r </text:span><text:span text:style-name="T33">=</text:span><text:span text:style-name="T1"> </text:span><text:span text:style-name="T3">r </text:span><text:span text:style-name="T33">*</text:span><text:span text:style-name="T1"> </text:span><text:span text:style-name="T30">b</text:span><text:span text:style-name="T3">;</text:span></text:p>
      <text:p text:style-name="P50"><text:span text:style-name="T17"><text:s text:c="2"/>return</text:span><text:span text:style-name="T1"> </text:span><text:span text:style-name="T3">r;</text:span></text:p>
      <text:p text:style-name="P49">}</text:p>
      <text:p text:style-name="P51"><text:span text:style-name="T24">ModInt</text:span><text:span text:style-name="T7"> </text:span><text:span text:style-name="T8">inv(</text:span><text:span text:style-name="T24">ModInt</text:span><text:span text:style-name="T7"> </text:span><text:span text:style-name="T32">x</text:span><text:span text:style-name="T8">) { </text:span><text:span text:style-name="T21">return</text:span><text:span text:style-name="T7"> </text:span><text:span text:style-name="T8">lgpow(</text:span><text:span text:style-name="T32">x</text:span><text:span text:style-name="T8">, kMod - 2); }</text:span></text:p>
      <text:p text:style-name="P49"/>
      <text:h text:style-name="P39" text:outline-level="2">ModInverse.h</text:h>
      <text:p text:style-name="P49">Description: Pre-computation of modular inverses.</text:p>
      <text:p text:style-name="P49">Assumes lim &lt; kMod and that kMod is a prime.</text:p>
      <text:p text:style-name="P50"><text:span text:style-name="T22">vector</text:span><text:span text:style-name="T3">&lt;ModInt&gt; ComputeInverses(</text:span><text:span text:style-name="T17">int</text:span><text:span text:style-name="T1"> </text:span><text:span text:style-name="T30">lim</text:span><text:span text:style-name="T3">) {//(t-)</text:span></text:p>
      <text:p text:style-name="P50"><text:span text:style-name="T22"><text:s text:c="2"/>vector</text:span><text:span text:style-name="T3">&lt;ModInt&gt; inv(</text:span><text:span text:style-name="T30">lim</text:span><text:span text:style-name="T1"> </text:span><text:span text:style-name="T3">+ 1); inv</text:span><text:span text:style-name="T33">[</text:span><text:span text:style-name="T3">1</text:span><text:span text:style-name="T33">]</text:span><text:span text:style-name="T1"> </text:span><text:span text:style-name="T3">= 1;</text:span></text:p>
      <text:p text:style-name="P50"><text:span text:style-name="T17"><text:s text:c="2"/>for</text:span><text:span text:style-name="T1"> </text:span><text:span text:style-name="T3">(</text:span><text:span text:style-name="T17">int</text:span><text:span text:style-name="T1"> </text:span><text:span text:style-name="T3">i = 2; i &lt;= </text:span><text:span text:style-name="T30">lim</text:span><text:span text:style-name="T3">; ++i) {</text:span></text:p>
      <text:p text:style-name="P50"><text:span text:style-name="T3"><text:s text:c="4"/>inv</text:span><text:span text:style-name="T33">[</text:span><text:span text:style-name="T3">i</text:span><text:span text:style-name="T33">]</text:span><text:span text:style-name="T1"> </text:span><text:span text:style-name="T3">= ModInt(0) - ModInt(kMod / i) * inv[kMod % i];</text:span></text:p>
      <text:p text:style-name="P49"><text:s text:c="2"/>}</text:p>
      <text:p text:style-name="P50"><text:span text:style-name="T17"><text:s text:c="2"/>return</text:span><text:span text:style-name="T1"> </text:span><text:span text:style-name="T3">inv;</text:span></text:p>
      <text:p text:style-name="P49">}</text:p>
      <text:p text:style-name="P49"/>
      <text:p text:style-name="P52">BinomialModPrime.h</text:p>
      <text:p text:style-name="P22"/>
      <text:p text:style-name="P21"><text:span text:style-name="T75">(mod </text:span><text:span text:style-name="T78">p</text:span><text:span text:style-name="T75">). fact and invfact must hold pre-computed facto-</text:span></text:p>
      <text:p text:style-name="P23">rials / inverse factorials, e.g. from ModInverse.h.</text:p>
      <text:p text:style-name="P21"><text:span text:style-name="T80">Time: </text:span><text:span text:style-name="T73">O(</text:span><text:span text:style-name="T75">log</text:span><text:span text:style-name="T76">p</text:span><text:span text:style-name="T89">(</text:span><text:span text:style-name="T78">n))</text:span></text:p>
      <text:p text:style-name="P28"/>
      <text:p text:style-name="P25">10 lines</text:p>
      <text:p text:style-name="P8"><text:span text:style-name="T66">LL</text:span><text:span text:style-name="T48"> chooseModP(</text:span><text:span text:style-name="T66">LL</text:span><text:span text:style-name="T48"> </text:span><text:span text:style-name="T57">n</text:span><text:span text:style-name="T48">, </text:span><text:span text:style-name="T66">LL</text:span><text:span text:style-name="T48"> </text:span><text:span text:style-name="T57">m</text:span><text:span text:style-name="T48">, </text:span><text:span text:style-name="T52">int</text:span><text:span text:style-name="T48"> </text:span><text:span text:style-name="T57">p</text:span><text:span text:style-name="T48">, </text:span><text:span text:style-name="T66">VLL</text:span><text:span text:style-name="T48">&amp; </text:span><text:span text:style-name="T57">fact</text:span><text:span text:style-name="T48">, </text:span><text:span text:style-name="T66">VLL</text:span><text:span text:style-name="T48">&amp; </text:span><text:span text:style-name="T57">invfact</text:span><text:span text:style-name="T48">) {</text:span></text:p>
      <text:p text:style-name="P29"><text:span text:style-name="T48"><text:s text:c="5"/></text:span><text:span text:style-name="T66">LL</text:span><text:span text:style-name="T48"> c = 1;</text:span></text:p>
      <text:p text:style-name="P29"><text:span text:style-name="T48"><text:s text:c="5"/></text:span><text:span text:style-name="T52">while</text:span><text:span text:style-name="T48"> (</text:span><text:span text:style-name="T57">n</text:span><text:span text:style-name="T48"> || </text:span><text:span text:style-name="T57">m</text:span><text:span text:style-name="T48">) {</text:span></text:p>
      <text:p text:style-name="P29"><text:span text:style-name="T48"><text:s text:c="10"/></text:span><text:span text:style-name="T66">LL</text:span><text:span text:style-name="T48"> a = </text:span><text:span text:style-name="T57">n</text:span><text:span text:style-name="T48"> % </text:span><text:span text:style-name="T57">p</text:span><text:span text:style-name="T48">, b = </text:span><text:span text:style-name="T57">m</text:span><text:span text:style-name="T48"> % </text:span><text:span text:style-name="T57">p</text:span><text:span text:style-name="T48">;</text:span></text:p>
      <text:p text:style-name="P29"><text:span text:style-name="T48"><text:s text:c="10"/></text:span><text:span text:style-name="T52">if</text:span><text:span text:style-name="T48"> (a &lt; b) </text:span><text:span text:style-name="T52">return</text:span><text:span text:style-name="T48"> 0;</text:span></text:p>
      <text:p text:style-name="P29"><text:span text:style-name="T48"><text:s text:c="10"/>c = c * </text:span><text:span text:style-name="T57">fact</text:span><text:span text:style-name="T62">[</text:span><text:span text:style-name="T48">a</text:span><text:span text:style-name="T62">]</text:span><text:span text:style-name="T48"> % </text:span><text:span text:style-name="T57">p</text:span><text:span text:style-name="T48"> * </text:span><text:span text:style-name="T57">invfact</text:span><text:span text:style-name="T62">[</text:span><text:span text:style-name="T48">b</text:span><text:span text:style-name="T62">]</text:span><text:span text:style-name="T48"> % </text:span><text:span text:style-name="T57">p</text:span><text:span text:style-name="T48"> * </text:span><text:span text:style-name="T57">invfact</text:span><text:span text:style-name="T62">[</text:span><text:span text:style-name="T48">a - b</text:span><text:span text:style-name="T62">]</text:span><text:span text:style-name="T48"> % </text:span><text:span text:style-name="T57">p</text:span><text:span text:style-name="T48">;</text:span></text:p>
      <text:p text:style-name="P29"><text:span text:style-name="T48"><text:s text:c="10"/></text:span><text:span text:style-name="T57">n</text:span><text:span text:style-name="T48"> /= </text:span><text:span text:style-name="T57">p</text:span><text:span text:style-name="T48">; </text:span><text:span text:style-name="T57">m</text:span><text:span text:style-name="T48"> /= </text:span><text:span text:style-name="T57">p</text:span><text:span text:style-name="T48">;</text:span></text:p>
      <text:p text:style-name="P17"><text:s text:c="5"/>}</text:p>
      <text:p text:style-name="P29"><text:span text:style-name="T48"><text:s text:c="5"/></text:span><text:span text:style-name="T52">return</text:span><text:span text:style-name="T48"> c;</text:span></text:p>
      <text:p text:style-name="P17">}</text:p>
      <text:h text:style-name="P59" text:outline-level="2">SCC.h</text:h>
      <text:p text:style-name="P41">Description: finds strongly connected components in a graph. </text:p>
      <text:p text:style-name="P43"><text:span text:style-name="T10">Usage: </text:span><text:span text:style-name="T11">SCC(graph, [&amp;](vi&amp; v) </text:span><text:span text:style-name="T12">f </text:span><text:span text:style-name="T11">... </text:span><text:span text:style-name="T12">g</text:span><text:span text:style-name="T11">) visits all components </text:span><text:span text:style-name="T70">in reverse topological order. comp[i] holds the component index of a node (a component only has edges to components with lower index). ncomps will contain the number of components.</text:span></text:p>
      <text:p text:style-name="P43"><text:span text:style-name="T69">Time: </text:span><text:span text:style-name="T72">O</text:span><text:span text:style-name="T74">(</text:span><text:span text:style-name="T77">E </text:span><text:span text:style-name="T74">+ </text:span><text:span text:style-name="T77">V </text:span><text:span text:style-name="T74">)</text:span></text:p>
      <text:p text:style-name="P43"><text:span text:style-name="T25">vector</text:span><text:span text:style-name="T9">&lt;</text:span><text:span text:style-name="T34">LL</text:span><text:span text:style-name="T9">&gt; val, comp, stk;//(t-2)</text:span></text:p>
      <text:p text:style-name="P5"><text:span text:style-name="T64">//VVLL</text:span><text:span text:style-name="T46"> g;</text:span></text:p>
      <text:p text:style-name="P5"><text:span text:style-name="T50">int</text:span><text:span text:style-name="T46"> timer, ncomps;</text:span></text:p>
      <text:p text:style-name="P5"><text:span text:style-name="T50">template</text:span><text:span text:style-name="T46">&lt;</text:span><text:span text:style-name="T50">class</text:span><text:span text:style-name="T46"> </text:span><text:span text:style-name="T53">Graph</text:span><text:span text:style-name="T46">&gt;</text:span></text:p>
      <text:p text:style-name="P5"><text:span text:style-name="T50">int</text:span><text:span text:style-name="T46"> dfs(</text:span><text:span text:style-name="T50">int</text:span><text:span text:style-name="T46"> </text:span><text:span text:style-name="T55">node</text:span><text:span text:style-name="T46">, </text:span><text:span text:style-name="T53">Graph</text:span><text:span text:style-name="T46">&amp; </text:span><text:span text:style-name="T55">G</text:span><text:span text:style-name="T46">) {</text:span></text:p>
      <text:p text:style-name="P5"><text:span text:style-name="T46"><text:tab/></text:span><text:span text:style-name="T50">int</text:span><text:span text:style-name="T46"> low = val</text:span><text:span text:style-name="T59">[</text:span><text:span text:style-name="T55">node</text:span><text:span text:style-name="T59">]</text:span><text:span text:style-name="T46"> = ++timer, x; stk.push_back(</text:span><text:span text:style-name="T55">node</text:span><text:span text:style-name="T46">);</text:span></text:p>
      <text:p text:style-name="P5"><text:span text:style-name="T46"><text:tab/></text:span><text:span text:style-name="T64">FU</text:span><text:span text:style-name="T46">(i, 0, G.at(node).size())</text:span></text:p>
      <text:p text:style-name="P5"><text:span text:style-name="T46"><text:tab/><text:tab/></text:span><text:span text:style-name="T50">if</text:span><text:span text:style-name="T46"> (comp[</text:span><text:span text:style-name="T55">G</text:span><text:span text:style-name="T46">.at(</text:span><text:span text:style-name="T55">node</text:span><text:span text:style-name="T46">).at(i)] &lt; 0)</text:span></text:p>
      <text:p text:style-name="P5"><text:span text:style-name="T46"><text:tab/><text:tab/><text:tab/></text:span><text:span text:style-name="T50">if</text:span><text:span text:style-name="T46"> (val[</text:span><text:span text:style-name="T55">G</text:span><text:span text:style-name="T46">.at(</text:span><text:span text:style-name="T55">node</text:span><text:span text:style-name="T46">).at(i)] &gt; 0)</text:span></text:p>
      <text:p text:style-name="P5"><text:span text:style-name="T46"><text:tab/><text:tab/><text:tab/><text:tab/>low = min((</text:span><text:span text:style-name="T64">LL</text:span><text:span text:style-name="T46">)low, (</text:span><text:span text:style-name="T64">LL</text:span><text:span text:style-name="T46">)val[</text:span><text:span text:style-name="T55">G</text:span><text:span text:style-name="T46">.at(</text:span><text:span text:style-name="T55">node</text:span><text:span text:style-name="T46">).at(i)]);<text:tab/><text:tab/><text:tab/></text:span></text:p>
      <text:p text:style-name="P5"><text:span text:style-name="T46"><text:tab/><text:tab/><text:tab/></text:span><text:span text:style-name="T50">else</text:span></text:p>
      <text:p text:style-name="P5"><text:span text:style-name="T46"><text:tab/><text:tab/><text:tab/><text:tab/>low = min((</text:span><text:span text:style-name="T64">LL</text:span><text:span text:style-name="T46">)low, (</text:span><text:span text:style-name="T64">LL</text:span><text:span text:style-name="T46">)dfs(</text:span><text:span text:style-name="T55">G</text:span><text:span text:style-name="T46">.at(</text:span><text:span text:style-name="T55">node</text:span><text:span text:style-name="T46">).at(i), </text:span><text:span text:style-name="T55">G</text:span><text:span text:style-name="T46">));</text:span></text:p>
      <text:p text:style-name="P5"><text:span text:style-name="T46"><text:tab/></text:span><text:span text:style-name="T50">if</text:span><text:span text:style-name="T46"> (low == val</text:span><text:span text:style-name="T59">[</text:span><text:span text:style-name="T55">node</text:span><text:span text:style-name="T59">]</text:span><text:span text:style-name="T46">) {</text:span></text:p>
      <text:p text:style-name="P5"><text:span text:style-name="T46"><text:tab/><text:tab/></text:span><text:span text:style-name="T50">do</text:span><text:span text:style-name="T46"> {</text:span></text:p>
      <text:p text:style-name="P12"><text:tab/><text:tab/><text:tab/>x = stk.back(); stk.pop_back();</text:p>
      <text:p text:style-name="P5"><text:span text:style-name="T46"><text:tab/><text:tab/><text:tab/>comp</text:span><text:span text:style-name="T59">[</text:span><text:span text:style-name="T46">x</text:span><text:span text:style-name="T59">]</text:span><text:span text:style-name="T46"> = ncomps;</text:span></text:p>
      <text:p text:style-name="P5"><text:span text:style-name="T46"><text:tab/><text:tab/>} </text:span><text:span text:style-name="T50">while</text:span><text:span text:style-name="T46"> (x != </text:span><text:span text:style-name="T55">node</text:span><text:span text:style-name="T46">);</text:span></text:p>
      <text:p text:style-name="P12"><text:tab/><text:tab/>ncomps++;</text:p>
      <text:p text:style-name="P12"><text:tab/>}</text:p>
      <text:p text:style-name="P5"><text:span text:style-name="T46"><text:tab/></text:span><text:span text:style-name="T50">return</text:span><text:span text:style-name="T46"> val</text:span><text:span text:style-name="T59">[</text:span><text:span text:style-name="T55">node</text:span><text:span text:style-name="T59">]</text:span><text:span text:style-name="T46"> = low;</text:span></text:p>
      <text:p text:style-name="P12">}</text:p>
      <text:p text:style-name="P5"><text:span text:style-name="T50">template</text:span><text:span text:style-name="T46">&lt;</text:span><text:span text:style-name="T50">class</text:span><text:span text:style-name="T46"> </text:span><text:span text:style-name="T53">Graph</text:span><text:span text:style-name="T46">&gt;</text:span></text:p>
      <text:p text:style-name="P5"><text:span text:style-name="T50">void</text:span><text:span text:style-name="T46"> SCC(</text:span><text:span text:style-name="T53">Graph</text:span><text:span text:style-name="T46">&amp; </text:span><text:span text:style-name="T55">G</text:span><text:span text:style-name="T46">) {</text:span></text:p>
      <text:p text:style-name="P5"><text:span text:style-name="T46"><text:tab/></text:span><text:span text:style-name="T50">int</text:span><text:span text:style-name="T46"> n = </text:span><text:span text:style-name="T55">G</text:span><text:span text:style-name="T46">.size();</text:span></text:p>
      <text:p text:style-name="P12"><text:tab/>val.assign(n, 0); comp.assign(n, -1);</text:p>
      <text:p text:style-name="P12"><text:tab/>timer = ncomps = 0;</text:p>
      <text:p text:style-name="P5"><text:span text:style-name="T46"><text:tab/></text:span><text:span text:style-name="T50">for</text:span><text:span text:style-name="T46"> (</text:span><text:span text:style-name="T50">int</text:span><text:span text:style-name="T46"> i = 0; i &lt; n; ++i)</text:span></text:p>
      <text:p text:style-name="P5"><text:span text:style-name="T46"><text:tab/><text:tab/></text:span><text:span text:style-name="T50">if</text:span><text:span text:style-name="T46"> (comp</text:span><text:span text:style-name="T59">[</text:span><text:span text:style-name="T46">i</text:span><text:span text:style-name="T59">]</text:span><text:span text:style-name="T46"> &lt; 0)</text:span></text:p>
      <text:p text:style-name="P5"><text:span text:style-name="T46"><text:tab/><text:tab/><text:tab/>dfs(i, </text:span><text:span text:style-name="T55">G</text:span><text:span text:style-name="T46">);</text:span></text:p>
      <text:p text:style-name="P12">}</text:p>
      <text:p text:style-name="P12"/>
      <text:p text:style-name="P12"/>
      <text:h text:style-name="P40" text:outline-level="2">Polynomial Rolling</text:h>
      <text:p text:style-name="P42">Description: Own polynomial rolling implementation, uses <text:span text:style-name="T85">Eratosthenes.h</text:span></text:p>
      <text:p text:style-name="P42">Call:</text:p>
      <text:p text:style-name="Standard"><text:span text:style-name="T81">rolls </text:span><text:span text:style-name="T61">=</text:span><text:span text:style-name="T81"> random_primes(HASH_AMOUNT);//(t-)</text:span></text:p>
      <text:p text:style-name="Standard"><text:span text:style-name="T47">pows </text:span><text:span text:style-name="T60">=</text:span><text:span text:style-name="T47"> get_pows();//powers of the rolling primes</text:span></text:p>
      <text:p text:style-name="P44"><text:span text:style-name="T81">S_hash </text:span><text:span text:style-name="T61">=</text:span><text:span text:style-name="T81"> build_hash(S);//builds hash for string</text:span></text:p>
      <text:p text:style-name="P46">//own code (t--)</text:p>
      <text:p text:style-name="P4"><text:span text:style-name="T63">LL</text:span> HASH_AMOUNT = 4;<text:span text:style-name="T82">//(!)set amount of different hash primes</text:span></text:p>
      <text:p text:style-name="P4"><text:span text:style-name="T64">VLL</text:span><text:span text:style-name="T46"> rolls;</text:span></text:p>
      <text:p text:style-name="P4"><text:span text:style-name="T64">VVLL</text:span><text:span text:style-name="T46"> F_hash(HASH_AMOUNT, </text:span><text:span text:style-name="T64">VLL</text:span><text:span text:style-name="T46">{ 0 });</text:span><text:span text:style-name="T83">//first total hash value</text:span></text:p>
      <text:p text:style-name="P4"><text:span text:style-name="T64">VVLL</text:span><text:span text:style-name="T46"> S_hash(HASH_AMOUNT, </text:span><text:span text:style-name="T64">VLL</text:span><text:span text:style-name="T46">{ 0 });</text:span><text:span text:style-name="T83">//second total hash value</text:span></text:p>
      <text:p text:style-name="P4"><text:span text:style-name="T64">VVLL</text:span><text:span text:style-name="T46"> pows(HASH_AMOUNT, </text:span><text:span text:style-name="T64">VLL</text:span><text:span text:style-name="T46">{ 1 });</text:span><text:span text:style-name="T83">//precomputed powers of the rolling primes</text:span></text:p>
      <text:p text:style-name="P4"><text:span text:style-name="T50">bool</text:span><text:span text:style-name="T46"> hash_equal(</text:span><text:span text:style-name="T64">LL</text:span><text:span text:style-name="T46"> </text:span><text:span text:style-name="T55">first_start</text:span><text:span text:style-name="T46">, </text:span><text:span text:style-name="T64">LL</text:span><text:span text:style-name="T46"> </text:span><text:span text:style-name="T55">first_end</text:span><text:span text:style-name="T46">, </text:span><text:span text:style-name="T64">LL</text:span><text:span text:style-name="T46"> </text:span><text:span text:style-name="T55">second_start</text:span><text:span text:style-name="T46">, </text:span><text:span text:style-name="T64">LL</text:span><text:span text:style-name="T46"> </text:span><text:span text:style-name="T55">second_end</text:span><text:span text:style-name="T46">) {</text:span><text:span text:style-name="T83">//(!)inclusive, assumes 0 entry at beginning of hash</text:span></text:p>
      <text:p text:style-name="P4"><text:span text:style-name="T46"><text:tab/></text:span><text:span text:style-name="T83">//(!)check whether in range</text:span></text:p>
      <text:p text:style-name="P4"><text:span text:style-name="T46"><text:tab/></text:span><text:span text:style-name="T50">bool</text:span><text:span text:style-name="T46"> b = </text:span><text:span text:style-name="T50">true</text:span><text:span text:style-name="T46">;</text:span></text:p>
      <text:p text:style-name="P4"><text:span text:style-name="T46"><text:tab/></text:span><text:span text:style-name="T50">for</text:span><text:span text:style-name="T46"> (</text:span><text:span text:style-name="T50">int</text:span><text:span text:style-name="T46"> i = 0; i &lt; HASH_AMOUNT; i++)</text:span><text:span text:style-name="T83">//(!)set MOD</text:span></text:p>
      <text:p text:style-name="P4"><text:span text:style-name="T46"><text:tab/><text:tab/>b = b &amp;&amp; (F_hash.at(i).at(</text:span><text:span text:style-name="T55">first_end</text:span><text:span text:style-name="T46"> + 1) - F_hash.at(i).at(</text:span><text:span text:style-name="T55">first_start</text:span><text:span text:style-name="T46">) + MOD) * pows.at(i).at(</text:span><text:span text:style-name="T55">second_start</text:span><text:span text:style-name="T46">) % MOD ==</text:span></text:p>
      <text:p text:style-name="P4"><text:span text:style-name="T46"><text:tab/><text:tab/>(S_hash.at(i).at(</text:span><text:span text:style-name="T55">second_end</text:span><text:span text:style-name="T46"> + 1) - S_hash.at(i).at(</text:span><text:span text:style-name="T55">second_start</text:span><text:span text:style-name="T46">) + MOD) * pows.at(i).at(</text:span><text:span text:style-name="T55">first_start</text:span><text:span text:style-name="T46">) % MOD;</text:span></text:p>
      <text:p text:style-name="P4"><text:span text:style-name="T46"><text:tab/></text:span><text:span text:style-name="T50">return</text:span><text:span text:style-name="T46"> b;</text:span></text:p>
      <text:p text:style-name="P4"/>
      <text:p text:style-name="P4">}</text:p>
      <text:p text:style-name="P4"><text:span text:style-name="T64">VVLL</text:span><text:span text:style-name="T46"> build_hash(</text:span><text:span text:style-name="T53">string</text:span><text:span text:style-name="T46"> </text:span><text:span text:style-name="T55">inp_str</text:span><text:span text:style-name="T46">) {</text:span></text:p>
      <text:p text:style-name="P4"><text:span text:style-name="T46"><text:tab/></text:span><text:span text:style-name="T64">VVLL</text:span><text:span text:style-name="T46"> B_hash(HASH_AMOUNT, </text:span><text:span text:style-name="T64">VLL</text:span><text:span text:style-name="T46">{ 0 });</text:span></text:p>
      <text:p text:style-name="P4"><text:span text:style-name="T46"><text:tab/></text:span><text:span text:style-name="T50">for</text:span><text:span text:style-name="T46"> (</text:span><text:span text:style-name="T50">int</text:span><text:span text:style-name="T46"> i = 0; i &lt; </text:span><text:span text:style-name="T55">inp_str</text:span><text:span text:style-name="T46">.size(); i++) {</text:span><text:span text:style-name="T83">//(!) when building other hash manually take care to also start “i” at same position</text:span></text:p>
      <text:p text:style-name="P4"><text:span text:style-name="T46"><text:tab/><text:tab/></text:span><text:span text:style-name="T50">for</text:span><text:span text:style-name="T46"> (</text:span><text:span text:style-name="T50">int</text:span><text:span text:style-name="T46"> h = 0; h &lt; HASH_AMOUNT; h++) {<text:tab/><text:tab/><text:tab/>B_hash.at(h).push_back((B_hash.at(h).back() +</text:span></text:p>
      <text:p text:style-name="P4"><text:span text:style-name="T46"><text:tab/><text:tab/>pows.at(h).at(i) * </text:span><text:span text:style-name="T55">inp_str</text:span><text:span text:style-name="T46">.at(i)) % MOD);</text:span></text:p>
      <text:p text:style-name="P4"><text:tab/><text:tab/>}</text:p>
      <text:p text:style-name="P4"><text:tab/>}</text:p>
      <text:p text:style-name="P4"><text:span text:style-name="T46"><text:tab/></text:span><text:span text:style-name="T50">return</text:span><text:span text:style-name="T46"> B_hash;</text:span></text:p>
      <text:p text:style-name="P4">}</text:p>
      <text:p text:style-name="P4"><text:span text:style-name="T64">VVLL</text:span><text:span text:style-name="T46"> get_pows() {</text:span></text:p>
      <text:p text:style-name="P4"><text:span text:style-name="T46"><text:tab/></text:span><text:span text:style-name="T64">VVLL</text:span><text:span text:style-name="T46"> pows(HASH_AMOUNT, </text:span><text:span text:style-name="T64">VLL</text:span><text:span text:style-name="T46">{ 1 });</text:span></text:p>
      <text:p text:style-name="P4"><text:span text:style-name="T46"><text:tab/></text:span><text:span text:style-name="T50">for</text:span><text:span text:style-name="T46"> (</text:span><text:span text:style-name="T50">int</text:span><text:span text:style-name="T46"> i = 0; i &lt; HASH_AMOUNT; i++) {</text:span></text:p>
      <text:p text:style-name="P4"><text:span text:style-name="T46"><text:tab/><text:tab/></text:span><text:span text:style-name="T50">for</text:span><text:span text:style-name="T46"> (</text:span><text:span text:style-name="T50">int</text:span><text:span text:style-name="T46"> j = 0; j &lt; 1e6 + 5; j++) {</text:span><text:span text:style-name="T83">//(!)set different upper bound</text:span></text:p>
      <text:p text:style-name="P4"><text:span text:style-name="T46"><text:tab/><text:tab/><text:tab/>pows.at(i).push_back(pows.at(i).back() * rolls.at(i) % MOD);</text:span><text:span text:style-name="T83">//(!)set MOD</text:span></text:p>
      <text:p text:style-name="P4"><text:tab/><text:tab/>}</text:p>
      <text:p text:style-name="P4"><text:tab/>}</text:p>
      <text:p text:style-name="P4"><text:span text:style-name="T46"><text:tab/></text:span><text:span text:style-name="T50">return</text:span><text:span text:style-name="T46"> pows;</text:span></text:p>
      <text:p text:style-name="P4">}</text:p>
      <text:p text:style-name="P4"><text:span text:style-name="T64">VLL</text:span><text:span text:style-name="T46"> random_primes(</text:span><text:span text:style-name="T64">LL</text:span><text:span text:style-name="T46"> </text:span><text:span text:style-name="T55">amount</text:span><text:span text:style-name="T46">) {</text:span></text:p>
      <text:p text:style-name="P4"><text:span text:style-name="T46"><text:tab/></text:span><text:span text:style-name="T53">vector</text:span><text:span text:style-name="T46">&lt;</text:span><text:span text:style-name="T50">int</text:span><text:span text:style-name="T46">&gt; all_primes = Sieve(1e7);</text:span><text:span text:style-name="T83">//(!)set different bound</text:span></text:p>
      <text:p text:style-name="P4"><text:span text:style-name="T46"><text:tab/></text:span><text:span text:style-name="T64">VLL</text:span><text:span text:style-name="T46"> roll_primes;</text:span></text:p>
      <text:p text:style-name="P4"><text:span text:style-name="T46"><text:tab/></text:span><text:span text:style-name="T64">FU</text:span><text:span text:style-name="T46">(i, 0, </text:span><text:span text:style-name="T55">amount</text:span><text:span text:style-name="T46">) {</text:span></text:p>
      <text:p text:style-name="P4"><text:span text:style-name="T46"><text:tab/><text:tab/>roll_primes.</text:span><text:span text:style-name="T64">PB</text:span><text:span text:style-name="T46">(all_primes.at(rand() % all_primes.size()));</text:span></text:p>
      <text:p text:style-name="P4"><text:tab/>}</text:p>
      <text:p text:style-name="P4"><text:span text:style-name="T46"><text:tab/></text:span><text:span text:style-name="T50">return</text:span><text:span text:style-name="T46"> roll_primes;</text:span></text:p>
      <text:p text:style-name="P4">}</text:p>
      <text:p text:style-name="P2"/>
      <text:h text:style-name="P40" text:outline-level="2">Primality</text:h>
      <text:p text:style-name="P3">Eratosthenes.h</text:p>
      <text:p text:style-name="P20"><text:span text:style-name="T79">Description: </text:span><text:span text:style-name="T74">Prime sieve for generating all primes up to a certain limit.</text:span></text:p>
      <text:p text:style-name="P20"><text:span text:style-name="T74">isprime[</text:span><text:span text:style-name="T77">i</text:span><text:span text:style-name="T74">] is true if </text:span><text:span text:style-name="T77">i </text:span><text:span text:style-name="T74">is a prime.</text:span></text:p>
      <text:p text:style-name="P20"><text:span text:style-name="T79">Time: </text:span><text:span text:style-name="T74">lim=100'000'000 </text:span><text:span text:style-name="T74">0.8 s. Runs 30% faster if only odd indices are</text:span></text:p>
      <text:p text:style-name="P22">stored.</text:p>
      <text:p text:style-name="P24">15 lines</text:p>
      <text:p text:style-name="P6"><text:span text:style-name="T20">const</text:span><text:span text:style-name="T6"> </text:span><text:span text:style-name="T20">int</text:span><text:span text:style-name="T6"> kMaxPr = 1e7;</text:span><text:span text:style-name="T29">//(!)set different bound</text:span></text:p>
      <text:p text:style-name="P5"><text:span text:style-name="T53">bitset</text:span><text:span text:style-name="T46">&lt;kMaxPr&gt; isprime;</text:span></text:p>
      <text:p text:style-name="P5"><text:span text:style-name="T53">vector</text:span><text:span text:style-name="T46">&lt;</text:span><text:span text:style-name="T50">int</text:span><text:span text:style-name="T46">&gt; Sieve(</text:span><text:span text:style-name="T50">int</text:span><text:span text:style-name="T46"> </text:span><text:span text:style-name="T55">lim</text:span><text:span text:style-name="T46">) {//(t-3)</text:span></text:p>
      <text:p text:style-name="P5"><text:span text:style-name="T46"><text:tab/>isprime.set(); isprime</text:span><text:span text:style-name="T59">[</text:span><text:span text:style-name="T46">0</text:span><text:span text:style-name="T59">]</text:span><text:span text:style-name="T46"> </text:span><text:span text:style-name="T59">=</text:span><text:span text:style-name="T46"> isprime</text:span><text:span text:style-name="T59">[</text:span><text:span text:style-name="T46">1</text:span><text:span text:style-name="T59">]</text:span><text:span text:style-name="T46"> </text:span><text:span text:style-name="T59">=</text:span><text:span text:style-name="T46"> 0;</text:span></text:p>
      <text:p text:style-name="P5"><text:span text:style-name="T46"><text:tab/></text:span><text:span text:style-name="T50">for</text:span><text:span text:style-name="T46"> (</text:span><text:span text:style-name="T50">int</text:span><text:span text:style-name="T46"> i = 4; i &lt; </text:span><text:span text:style-name="T55">lim</text:span><text:span text:style-name="T46">; i += 2) isprime</text:span><text:span text:style-name="T59">[</text:span><text:span text:style-name="T46">i</text:span><text:span text:style-name="T59">]</text:span><text:span text:style-name="T46"> </text:span><text:span text:style-name="T59">=</text:span><text:span text:style-name="T46"> 0;</text:span></text:p>
      <text:p text:style-name="P5"><text:span text:style-name="T46"><text:tab/></text:span><text:span text:style-name="T50">for</text:span><text:span text:style-name="T46"> (</text:span><text:span text:style-name="T50">int</text:span><text:span text:style-name="T46"> i = 3; i*i &lt; </text:span><text:span text:style-name="T55">lim</text:span><text:span text:style-name="T46">; i += 2) </text:span><text:span text:style-name="T50">if</text:span><text:span text:style-name="T46"> (isprime</text:span><text:span text:style-name="T59">[</text:span><text:span text:style-name="T46">i</text:span><text:span text:style-name="T59">]</text:span><text:span text:style-name="T46">)</text:span></text:p>
      <text:p text:style-name="P5"><text:span text:style-name="T46"><text:tab/><text:tab/></text:span><text:span text:style-name="T50">for</text:span><text:span text:style-name="T46"> (</text:span><text:span text:style-name="T50">int</text:span><text:span text:style-name="T46"> j = i * i; j &lt; </text:span><text:span text:style-name="T55">lim</text:span><text:span text:style-name="T46">; j += i * 2) isprime</text:span><text:span text:style-name="T59">[</text:span><text:span text:style-name="T46">j</text:span><text:span text:style-name="T59">]</text:span><text:span text:style-name="T46"> </text:span><text:span text:style-name="T59">=</text:span><text:span text:style-name="T46"> 0;</text:span></text:p>
      <text:p text:style-name="P5"><text:span text:style-name="T46"><text:tab/></text:span><text:span text:style-name="T53">vector</text:span><text:span text:style-name="T46">&lt;</text:span><text:span text:style-name="T50">int</text:span><text:span text:style-name="T46">&gt; pr;</text:span></text:p>
      <text:p text:style-name="P5"><text:span text:style-name="T46"><text:tab/></text:span><text:span text:style-name="T50">for</text:span><text:span text:style-name="T46"> (</text:span><text:span text:style-name="T50">int</text:span><text:span text:style-name="T46"> i = 2; i &lt; </text:span><text:span text:style-name="T55">lim</text:span><text:span text:style-name="T46">; ++i)</text:span></text:p>
      <text:p text:style-name="P5"><text:span text:style-name="T46"><text:tab/><text:tab/></text:span><text:span text:style-name="T50">if</text:span><text:span text:style-name="T46"> (isprime</text:span><text:span text:style-name="T59">[</text:span><text:span text:style-name="T46">i</text:span><text:span text:style-name="T59">]</text:span><text:span text:style-name="T46">)</text:span></text:p>
      <text:p text:style-name="P12"><text:tab/><text:tab/><text:tab/>pr.push_back(i);</text:p>
      <text:p text:style-name="P5"><text:span text:style-name="T46"><text:tab/></text:span><text:span text:style-name="T50">return</text:span><text:span text:style-name="T46"> pr;</text:span></text:p>
      <text:p text:style-name="P12">}</text:p>
      <text:p text:style-name="P12"/>
      <text:p text:style-name="P18">5.4 Divisibility</text:p>
      <text:p text:style-name="P20">Euclid.h</text:p>
      <text:p text:style-name="P26"><text:span text:style-name="T79">Description: </text:span><text:span text:style-name="T74">Finds the Greatest Common Divisor to the integers </text:span><text:span text:style-name="T77">a </text:span><text:span text:style-name="T74">and </text:span><text:span text:style-name="T77">b</text:span><text:span text:style-name="T74">.</text:span></text:p>
      <text:p text:style-name="P26"><text:span text:style-name="T74">Euclid also finds two integers </text:span><text:span text:style-name="T77">x </text:span><text:span text:style-name="T74">and </text:span><text:span text:style-name="T77">y</text:span><text:span text:style-name="T74">, such that </text:span><text:span text:style-name="T77">ax </text:span><text:span text:style-name="T74">+ </text:span><text:span text:style-name="T77">by </text:span><text:span text:style-name="T74">= gcd(</text:span><text:span text:style-name="T77">a; b</text:span><text:span text:style-name="T74">). If </text:span><text:span text:style-name="T77">a</text:span></text:p>
      <text:p text:style-name="P26"><text:span text:style-name="T74">and </text:span><text:span text:style-name="T77">b </text:span><text:span text:style-name="T74">are coprime, then </text:span><text:span text:style-name="T77">x </text:span><text:span text:style-name="T74">is the inverse of </text:span><text:span text:style-name="T77">a </text:span><text:span text:style-name="T74">(mod </text:span><text:span text:style-name="T77">b</text:span><text:span text:style-name="T74">).</text:span></text:p>
      <text:p text:style-name="P24">14 lines</text:p>
      <text:p text:style-name="P7"><text:span text:style-name="T51">using</text:span><text:span text:style-name="T47"> </text:span><text:span text:style-name="T54">ll</text:span><text:span text:style-name="T47"> = </text:span><text:span text:style-name="T51">long</text:span><text:span text:style-name="T47"> </text:span><text:span text:style-name="T51">long</text:span><text:span text:style-name="T47">;</text:span></text:p>
      <text:p text:style-name="P9"><text:span text:style-name="T54">ll</text:span><text:span text:style-name="T47"> Euclid(</text:span><text:span text:style-name="T54">ll</text:span><text:span text:style-name="T47"> </text:span><text:span text:style-name="T56">a</text:span><text:span text:style-name="T47">, </text:span><text:span text:style-name="T54">ll</text:span><text:span text:style-name="T47"> </text:span><text:span text:style-name="T56">b</text:span><text:span text:style-name="T47">, </text:span><text:span text:style-name="T54">ll</text:span><text:span text:style-name="T47"> &amp;</text:span><text:span text:style-name="T56">x</text:span><text:span text:style-name="T47">, </text:span><text:span text:style-name="T54">ll</text:span><text:span text:style-name="T47"> &amp;</text:span><text:span text:style-name="T56">y</text:span><text:span text:style-name="T47">) {//(t-)</text:span></text:p>
      <text:p text:style-name="P9"><text:span text:style-name="T47"><text:tab/></text:span><text:span text:style-name="T51">if</text:span><text:span text:style-name="T47"> (</text:span><text:span text:style-name="T56">b</text:span><text:span text:style-name="T47">) {</text:span></text:p>
      <text:p text:style-name="P9"><text:span text:style-name="T47"><text:tab/><text:tab/></text:span><text:span text:style-name="T54">ll</text:span><text:span text:style-name="T47"> d = Euclid(</text:span><text:span text:style-name="T56">b</text:span><text:span text:style-name="T47">, </text:span><text:span text:style-name="T56">a</text:span><text:span text:style-name="T47"> % </text:span><text:span text:style-name="T56">b</text:span><text:span text:style-name="T47">, </text:span><text:span text:style-name="T56">y</text:span><text:span text:style-name="T47">, </text:span><text:span text:style-name="T56">x</text:span><text:span text:style-name="T47">);</text:span></text:p>
      <text:p text:style-name="P9"><text:span text:style-name="T47"><text:tab/><text:tab/></text:span><text:span text:style-name="T51">return</text:span><text:span text:style-name="T47"> </text:span><text:span text:style-name="T56">y</text:span><text:span text:style-name="T47"> -= </text:span><text:span text:style-name="T56">a</text:span><text:span text:style-name="T47"> / </text:span><text:span text:style-name="T56">b</text:span><text:span text:style-name="T47"> * </text:span><text:span text:style-name="T56">x</text:span><text:span text:style-name="T47">, d;</text:span></text:p>
      <text:p text:style-name="P16"><text:tab/>}</text:p>
      <text:p text:style-name="P9"><text:span text:style-name="T47"><text:tab/></text:span><text:span text:style-name="T51">else</text:span><text:span text:style-name="T47"> </text:span><text:span text:style-name="T51">return</text:span><text:span text:style-name="T47"> </text:span><text:span text:style-name="T56">x</text:span><text:span text:style-name="T47"> = 1, </text:span><text:span text:style-name="T56">y</text:span><text:span text:style-name="T47"> = 0, </text:span><text:span text:style-name="T56">a</text:span><text:span text:style-name="T47">;</text:span></text:p>
      <text:p text:style-name="P16">}</text:p>
      <text:p text:style-name="P9"><text:span text:style-name="T54">ll</text:span><text:span text:style-name="T47"> ModInv(</text:span><text:span text:style-name="T54">ll</text:span><text:span text:style-name="T47"> </text:span><text:span text:style-name="T56">a</text:span><text:span text:style-name="T47">, </text:span><text:span text:style-name="T54">ll</text:span><text:span text:style-name="T47"> </text:span><text:span text:style-name="T56">p</text:span><text:span text:style-name="T47">) {(t-)</text:span></text:p>
      <text:p text:style-name="P9"><text:span text:style-name="T47"><text:tab/></text:span><text:span text:style-name="T54">ll</text:span><text:span text:style-name="T47"> x, y;</text:span></text:p>
      <text:p text:style-name="P9"><text:span text:style-name="T47"><text:tab/></text:span><text:span text:style-name="T65">assert</text:span><text:span text:style-name="T47">(Euclid(</text:span><text:span text:style-name="T56">a</text:span><text:span text:style-name="T47">, </text:span><text:span text:style-name="T56">p</text:span><text:span text:style-name="T47">, x, y) == 1);</text:span></text:p>
      <text:p text:style-name="P9"><text:span text:style-name="T47"><text:tab/></text:span><text:span text:style-name="T51">return</text:span><text:span text:style-name="T47"> x;</text:span></text:p>
      <text:p text:style-name="P16">}</text:p>
      <text:p text:style-name="P46"/>
      <text:p text:style-name="P10"/>
      <text:p text:style-name="P10"/>
      <text:p text:style-name="P61"/>
      <text:p text:style-name="P15">Ternary Search</text:p>
      <text:p text:style-name="P19">TernarySearch.h</text:p>
      <text:p text:style-name="P20"><text:span text:style-name="T79">Description: </text:span><text:span text:style-name="T74">Find the smallest i in [</text:span><text:span text:style-name="T77">a; b</text:span><text:span text:style-name="T74">] that maximizes </text:span><text:span text:style-name="T77">f</text:span><text:span text:style-name="T74">(</text:span><text:span text:style-name="T77">i</text:span><text:span text:style-name="T74">), assuming</text:span></text:p>
      <text:p text:style-name="P20"><text:span text:style-name="T74">that </text:span><text:span text:style-name="T77">f</text:span><text:span text:style-name="T74">(</text:span><text:span text:style-name="T77">a</text:span><text:span text:style-name="T74">) </text:span><text:span text:style-name="T77">&lt; : : : &lt; f</text:span><text:span text:style-name="T74">(</text:span><text:span text:style-name="T77">i</text:span><text:span text:style-name="T74">) &gt;= : : : &gt;= </text:span><text:span text:style-name="T77">f</text:span><text:span text:style-name="T74">(</text:span><text:span text:style-name="T77">b</text:span><text:span text:style-name="T74">). To reverse which of the sides allows</text:span></text:p>
      <text:p text:style-name="P20"><text:span text:style-name="T74">non-strict inequalities, change the </text:span><text:span text:style-name="T77">&lt; </text:span><text:span text:style-name="T74">marked with (A) to </text:span><text:span text:style-name="T77">&lt;</text:span><text:span text:style-name="T74">=, and reverse</text:span></text:p>
      <text:p text:style-name="P20"><text:span text:style-name="T74">the loop at (B). To minimize </text:span><text:span text:style-name="T77">f</text:span><text:span text:style-name="T74">, change it to </text:span><text:span text:style-name="T77">&gt;</text:span><text:span text:style-name="T74">, also at (B).</text:span></text:p>
      <text:p text:style-name="P20"><text:span text:style-name="T79">Usage: </text:span><text:span text:style-name="T70">int ind = TernarySearch(0,n-1,[&amp;](int i)</text:span><text:span text:style-name="T72">{</text:span><text:span text:style-name="T70">return a[i];</text:span><text:span text:style-name="T72">}</text:span><text:span text:style-name="T70">);</text:span></text:p>
      <text:p text:style-name="P27"><text:span text:style-name="T87">//</text:span><text:span text:style-name="T86">template</text:span><text:span text:style-name="T71">&lt;</text:span><text:span text:style-name="T86">class </text:span><text:span text:style-name="T71">Func&gt;</text:span></text:p>
      <text:p text:style-name="P10"><text:span text:style-name="T67">LL</text:span><text:span text:style-name="T49"> TernarySearch(</text:span><text:span text:style-name="T67">LL</text:span><text:span text:style-name="T49"> </text:span><text:span text:style-name="T58">a</text:span><text:span text:style-name="T49">, </text:span><text:span text:style-name="T67">LL</text:span><text:span text:style-name="T49"> </text:span><text:span text:style-name="T58">b, /* Func f*/</text:span><text:span text:style-name="T49">) {//(t-)</text:span></text:p>
      <text:p text:style-name="P9"><text:span text:style-name="T47"><text:tab/></text:span><text:span text:style-name="T65">assert</text:span><text:span text:style-name="T47">(</text:span><text:span text:style-name="T56">a</text:span><text:span text:style-name="T47"> &lt;= </text:span><text:span text:style-name="T56">b</text:span><text:span text:style-name="T47">);</text:span></text:p>
      <text:p text:style-name="P9"><text:span text:style-name="T47"><text:tab/></text:span><text:span text:style-name="T51">while</text:span><text:span text:style-name="T47"> (</text:span><text:span text:style-name="T56">b</text:span><text:span text:style-name="T47"> - </text:span><text:span text:style-name="T56">a</text:span><text:span text:style-name="T47"> &gt;= 5) {</text:span></text:p>
      <text:p text:style-name="P9"><text:span text:style-name="T47"><text:tab/><text:tab/></text:span><text:span text:style-name="T65">LL</text:span><text:span text:style-name="T47"> mid = (</text:span><text:span text:style-name="T56">a</text:span><text:span text:style-name="T47"> + </text:span><text:span text:style-name="T56">b</text:span><text:span text:style-name="T47">) / 2;</text:span></text:p>
      <text:p text:style-name="P9"><text:span text:style-name="T47"><text:tab/><text:tab/></text:span><text:span text:style-name="T51">if</text:span><text:span text:style-name="T47"> (f(mid) &lt; f(mid + 1)) </text:span><text:span text:style-name="T56">a</text:span><text:span text:style-name="T47"> = mid; </text:span><text:span text:style-name="T84">// (A)</text:span></text:p>
      <text:p text:style-name="P9"><text:span text:style-name="T47"><text:tab/><text:tab/></text:span><text:span text:style-name="T51">else</text:span><text:span text:style-name="T47"> </text:span><text:span text:style-name="T56">b</text:span><text:span text:style-name="T47"> = mid + 1;</text:span></text:p>
      <text:p text:style-name="P16"><text:tab/>}</text:p>
      <text:p text:style-name="P9"><text:span text:style-name="T47"><text:tab/></text:span><text:span text:style-name="T51">for</text:span><text:span text:style-name="T47"> (LL i = </text:span><text:span text:style-name="T56">a</text:span><text:span text:style-name="T47"> + 1; i &lt;= </text:span><text:span text:style-name="T56">b</text:span><text:span text:style-name="T47">; ++i)</text:span></text:p>
      <text:p text:style-name="P9"><text:span text:style-name="T47"><text:tab/><text:tab/></text:span><text:span text:style-name="T51">if</text:span><text:span text:style-name="T47"> (f(</text:span><text:span text:style-name="T56">a</text:span><text:span text:style-name="T47">) &lt; f(i)) </text:span><text:span text:style-name="T56">a</text:span><text:span text:style-name="T47"> = i; </text:span><text:span text:style-name="T84">// (B)</text:span></text:p>
      <text:p text:style-name="P9"><text:span text:style-name="T47"><text:tab/></text:span><text:span text:style-name="T51">return</text:span><text:span text:style-name="T47"> </text:span><text:span text:style-name="T56">a</text:span><text:span text:style-name="T47">;</text:span></text:p>
      <text:p text:style-name="P16">}</text:p>
      <text:p text:style-name="P16">5</text:p>
      <text:p text:style-name="P16">1 1</text:p>
      <text:p text:style-name="P16">5 5</text:p>
      <text:p text:style-name="P16">5 1</text:p>
      <text:p text:style-name="P16">1 5</text:p>
      <text:p text:style-name="P16">9 1</text:p>
      <text:p text:style-name="P10"/>
      <text:p text:style-name="P10"/>
      <text:p text:style-name="P10"/>
      <text:p text:style-name="P62"/>
      <text:p text:style-name="P11"/>
      <text:p text:style-name="P63"/>
      <text:p text:style-name="P10"/>
      <text:p text:style-name="P10"/>
      <text:p text:style-name="P10"/>
      <text:p text:style-name="P60"><text:span text:style-name="T49"/></text:p>
      <text:p text:style-name="P10"/>
      <text:p text:style-name="P64"/>
      <text:p text:style-name="P10"/>
      <text:p text:style-name="P10"/>
      <text:p text:style-name="P10"/>
      <text:p text:style-name="P10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CMBX12" svg:font-family="CMBX12"/>
    <style:font-face style:name="CMBX7" svg:font-family="CMBX7"/>
    <style:font-face style:name="CMEX7" svg:font-family="CMEX7"/>
    <style:font-face style:name="CMMI5" svg:font-family="CMMI5"/>
    <style:font-face style:name="CMMI7" svg:font-family="CMMI7"/>
    <style:font-face style:name="CMR10" svg:font-family="CMR10"/>
    <style:font-face style:name="CMR5" svg:font-family="CMR5"/>
    <style:font-face style:name="CMR7" svg:font-family="CMR7"/>
    <style:font-face style:name="CMSY7" svg:font-family="CMSY7"/>
    <style:font-face style:name="Consolas1" svg:font-family="Consolas, 'Lucida Console', 'Andale Mono', 'Bitstream Vera Sans Mono', 'Courier New', Courier"/>
    <style:font-face style:name="Mangal1" svg:font-family="Mangal"/>
    <style:font-face style:name="NimbusMonL-Bold" svg:font-family="NimbusMonL-Bold"/>
    <style:font-face style:name="NimbusMonL-Regu" svg:font-family="NimbusMonL-Regu"/>
    <style:font-face style:name="monospace" svg:font-family="monospac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45in" style:type="center"/>
          <style:tab-stop style:position="7.4898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05in" fo:margin-bottom="0.0402in"/>
      <style:text-properties style:font-name="Times New Roman" fo:font-size="18pt" fo:font-weight="bold" style:font-name-asian="SimSun" style:font-size-asian="18pt" style:font-weight-asian="bold" style:font-name-complex="Arial2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2" style:font-size-complex="14pt" style:font-weight-complex="bold"/>
    </style:style>
    <style:style style:name="page4" style:family="paragraph" style:parent-style-name="Header" style:class="extra"/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Definition" style:family="text"/>
    <style:style style:name="Citation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transparent"/>
    </style:style>
    <style:page-layout style:name="Mpm1">
      <style:page-layout-properties fo:page-width="8.2701in" fo:page-height="11.6902in" style:num-format="1" style:print-orientation="portrait" fo:margin-top="0.65in" fo:margin-bottom="0.5098in" fo:margin-left="0.3902in" fo:margin-right="0.3902in" style:writing-mode="lr-tb" style:footnote-max-height="0in">
        <style:columns fo:column-count="2" fo:column-gap="0in">
          <style:column-sep style:width="0.0008in" style:color="#000000" style:height="100%"/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3in" fo:margin-left="0in" fo:margin-right="0in" fo:margin-bottom="0.1in" style:shadow="none" fo:background-color="transparent" style:dynamic-spacing="false">
          <style:background-image/>
        </style:header-footer-properties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0.65in" fo:margin-bottom="0.5098in" fo:margin-left="0.3902in" fo:margin-right="0.3902in" style:writing-mode="lr-tb" style:footnote-max-height="0in">
        <style:columns fo:column-count="2" fo:column-gap="0in">
          <style:column-sep style:width="0.0008in" style:color="#000000" style:height="100%"/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/>
    </style:page-layout>
    <style:page-layout style:name="Mpm4">
      <style:page-layout-properties fo:page-width="8.2701in" fo:page-height="11.6902in" style:num-format="1" style:print-orientation="portrait" fo:margin-top="0.2362in" fo:margin-bottom="0.5098in" fo:margin-left="0.3055in" fo:margin-right="0.3189in" style:writing-mode="lr-tb" style:footnote-max-height="0in">
        <style:columns fo:column-count="2" fo:column-gap="0in">
          <style:column-sep style:width="0.0008in" style:color="#000000" style:height="100%"/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3in" fo:margin-left="0in" fo:margin-right="0in" fo:margin-bottom="0.1in" style:shadow="none" fo:background-color="transparent" style:dynamic-spacing="false">
          <style:background-image/>
        </style:header-footer-properties>
      </style:header-style>
      <style:footer-style/>
    </style:page-layout>
    <style:page-layout style:name="Mpm5">
      <style:page-layout-properties fo:page-width="8.2701in" fo:page-height="11.6902in" style:num-format="1" style:print-orientation="portrait" fo:margin-top="0.3098in" fo:margin-bottom="0.5098in" fo:margin-left="0.3902in" fo:margin-right="0.3902in" style:writing-mode="lr-tb" style:footnote-max-height="0in">
        <style:columns fo:column-count="2" fo:column-gap="0in">
          <style:column-sep style:width="0.0008in" style:color="#000000" style:height="100%"/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>fdf</text:p>
      </style:header>
    </style:master-page>
    <style:master-page style:name="HTML" style:page-layout-name="Mpm2"/>
    <style:master-page style:name="NewTest" style:page-layout-name="Mpm3">
      <style:header>
        <text:p text:style-name="Header">dffss</text:p>
      </style:header>
    </style:master-page>
    <style:master-page style:name="p1" style:page-layout-name="Mpm4">
      <style:header>
        <text:p text:style-name="MP1"><text:bookmark text:name="docs-internal-guid-f5fd2ab7-7fff-fce4-de74-20cc985e335d"/>P1 Segment tree, RMQ, Modular arithmetic</text:p>
      </style:header>
    </style:master-page>
    <style:master-page style:name="p2" style:page-layout-name="Mpm5">
      <style:header>
        <text:p text:style-name="page4">P2 SCC, Polynomial Rolling, Primality(Eratosthenes), Divisibility(Euclid)</text:p>
      </style:header>
    </style:master-page>
    <style:master-page style:name="p6" style:page-layout-name="Mpm3">
      <style:header>
        <text:p text:style-name="page4">p6</text:p>
      </style:header>
    </style:master-page>
    <style:master-page style:name="p7" style:page-layout-name="Mpm3">
      <style:header>
        <text:p text:style-name="page4">p7</text:p>
      </style:header>
    </style:master-page>
    <style:master-page style:name="p8" style:page-layout-name="Mpm3">
      <style:header>
        <text:p text:style-name="page4">p8</text:p>
      </style:header>
    </style:master-page>
    <style:master-page style:name="p9" style:page-layout-name="Mpm3">
      <style:header>
        <text:p text:style-name="page4">p9</text:p>
      </style:header>
    </style:master-page>
    <style:master-page style:name="p10" style:page-layout-name="Mpm3">
      <style:header>
        <text:p text:style-name="page4">p10</text:p>
      </style:header>
    </style:master-page>
    <style:master-page style:name="p11" style:page-layout-name="Mpm3">
      <style:header>
        <text:p text:style-name="page4">p11</text:p>
      </style:header>
    </style:master-page>
    <style:master-page style:name="p12" style:page-layout-name="Mpm3">
      <style:header>
        <text:p text:style-name="page4">p12</text:p>
      </style:header>
    </style:master-page>
    <style:master-page style:name="p13" style:page-layout-name="Mpm3">
      <style:header>
        <text:p text:style-name="page4">p13</text:p>
      </style:header>
    </style:master-page>
    <style:master-page style:name="p14" style:page-layout-name="Mpm3">
      <style:header>
        <text:p text:style-name="page4">p14</text:p>
      </style:header>
    </style:master-page>
    <style:master-page style:name="p15" style:page-layout-name="Mpm3">
      <style:header>
        <text:p text:style-name="page4">p15</text:p>
      </style:header>
    </style:master-page>
    <style:master-page style:name="p16" style:page-layout-name="Mpm3">
      <style:header>
        <text:p text:style-name="page4">p16</text:p>
      </style:header>
    </style:master-page>
    <style:master-page style:name="p17" style:page-layout-name="Mpm3">
      <style:header>
        <text:p text:style-name="page4">p17</text:p>
      </style:header>
    </style:master-page>
    <style:master-page style:name="p18" style:page-layout-name="Mpm3">
      <style:header>
        <text:p text:style-name="page4">p18</text:p>
      </style:header>
    </style:master-page>
    <style:master-page style:name="p19" style:page-layout-name="Mpm3">
      <style:header>
        <text:p text:style-name="page4">p19</text:p>
      </style:header>
    </style:master-page>
    <style:master-page style:name="p20" style:page-layout-name="Mpm3">
      <style:header>
        <text:p text:style-name="page4">p20</text:p>
      </style:header>
    </style:master-page>
    <style:master-page style:name="p3" style:page-layout-name="Mpm5">
      <style:header>
        <text:p text:style-name="page4">P3 Ternary Search</text:p>
      </style:header>
    </style:master-page>
    <style:master-page style:name="p4" style:page-layout-name="Mpm3">
      <style:header>
        <text:p text:style-name="page4">p4</text:p>
      </style:header>
    </style:master-page>
    <style:master-page style:name="p5" style:page-layout-name="Mpm3">
      <style:header>
        <text:p text:style-name="page4">p5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ri Jordan</meta:initial-creator>
    <meta:creation-date>2017-10-07T14:49:16.20</meta:creation-date>
    <dc:date>2020-11-15T15:33:01.32</dc:date>
    <dc:creator>Ari Jordan</dc:creator>
    <meta:editing-duration>P127DT5H34M56S</meta:editing-duration>
    <meta:editing-cycles>117</meta:editing-cycles>
    <meta:generator>OpenOffice/4.1.6$Win32 OpenOffice.org_project/416m1$Build-9790</meta:generator>
    <meta:document-statistic meta:table-count="0" meta:image-count="0" meta:object-count="0" meta:page-count="20" meta:paragraph-count="365" meta:word-count="2170" meta:character-count="11785"/>
  </office:meta>
</office:document-meta>
</file>